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55.56mm"/>
    </style:style>
    <style:style style:name="co3" style:family="table-column">
      <style:table-column-properties fo:break-before="auto" style:column-width="23.18mm"/>
    </style:style>
    <style:style style:name="co4" style:family="table-column">
      <style:table-column-properties fo:break-before="auto" style:column-width="23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33.88mm"/>
    </style:style>
    <style:style style:name="co8" style:family="table-column">
      <style:table-column-properties fo:break-before="auto" style:column-width="44.1mm"/>
    </style:style>
    <style:style style:name="co9" style:family="table-column">
      <style:table-column-properties fo:break-before="auto" style:column-width="24.17mm"/>
    </style:style>
    <style:style style:name="co10" style:family="table-column">
      <style:table-column-properties fo:break-before="auto" style:column-width="17.69mm"/>
    </style:style>
    <style:style style:name="ro1" style:family="table-row">
      <style:table-row-properties style:row-height="10.39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5.68mm" fo:break-before="auto" style:use-optimal-row-height="false"/>
    </style:style>
    <style:style style:name="ro5" style:family="table-row">
      <style:table-row-properties style:row-height="23.28mm" fo:break-before="auto" style:use-optimal-row-height="false"/>
    </style:style>
    <style:style style:name="ro6" style:family="table-row">
      <style:table-row-properties style:row-height="24.61mm" fo:break-before="auto" style:use-optimal-row-height="false"/>
    </style:style>
    <style:style style:name="ro7" style:family="table-row">
      <style:table-row-properties style:row-height="25.4mm" fo:break-before="auto" style:use-optimal-row-height="false"/>
    </style:style>
    <style:style style:name="ro8" style:family="table-row">
      <style:table-row-properties style:row-height="28.31mm" fo:break-before="auto" style:use-optimal-row-height="false"/>
    </style:style>
    <style:style style:name="ro9" style:family="table-row">
      <style:table-row-properties style:row-height="27.52mm" fo:break-before="auto" style:use-optimal-row-height="false"/>
    </style:style>
    <style:style style:name="ro10" style:family="table-row">
      <style:table-row-properties style:row-height="29.1mm" fo:break-before="auto" style:use-optimal-row-height="false"/>
    </style:style>
    <style:style style:name="ro11" style:family="table-row">
      <style:table-row-properties style:row-height="25.93mm" fo:break-before="auto" style:use-optimal-row-height="false"/>
    </style:style>
    <style:style style:name="ro12" style:family="table-row">
      <style:table-row-properties style:row-height="24.08mm" fo:break-before="auto" style:use-optimal-row-height="false"/>
    </style:style>
    <style:style style:name="ro13" style:family="table-row">
      <style:table-row-properties style:row-height="21.17mm" fo:break-before="auto" style:use-optimal-row-height="false"/>
    </style:style>
    <style:style style:name="ro14" style:family="table-row">
      <style:table-row-properties style:row-height="21.7mm" fo:break-before="auto" style:use-optimal-row-height="false"/>
    </style:style>
    <style:style style:name="ro15" style:family="table-row">
      <style:table-row-properties style:row-height="19.84mm" fo:break-before="auto" style:use-optimal-row-height="false"/>
    </style:style>
    <style:style style:name="ro16" style:family="table-row">
      <style:table-row-properties style:row-height="21.96mm" fo:break-before="auto" style:use-optimal-row-height="false"/>
    </style:style>
    <style:style style:name="ro17" style:family="table-row">
      <style:table-row-properties style:row-height="21.43mm" fo:break-before="auto" style:use-optimal-row-height="false"/>
    </style:style>
    <style:style style:name="ro18" style:family="table-row">
      <style:table-row-properties style:row-height="15.35mm" fo:break-before="auto" style:use-optimal-row-height="false"/>
    </style:style>
    <style:style style:name="ro19" style:family="table-row">
      <style:table-row-properties style:row-height="14.82mm" fo:break-before="auto" style:use-optimal-row-height="false"/>
    </style:style>
    <style:style style:name="ro20" style:family="table-row">
      <style:table-row-properties style:row-height="14.55mm" fo:break-before="auto" style:use-optimal-row-height="false"/>
    </style:style>
    <style:style style:name="ro21" style:family="table-row">
      <style:table-row-properties style:row-height="14.02mm" fo:break-before="auto" style:use-optimal-row-height="false"/>
    </style:style>
    <style:style style:name="ro22" style:family="table-row">
      <style:table-row-properties style:row-height="64.03mm" fo:break-before="auto" style:use-optimal-row-height="false"/>
    </style:style>
    <style:style style:name="ro23" style:family="table-row">
      <style:table-row-properties style:row-height="46.57mm" fo:break-before="auto" style:use-optimal-row-height="false"/>
    </style:style>
    <style:style style:name="ro24" style:family="table-row">
      <style:table-row-properties style:row-height="34.93mm" fo:break-before="auto" style:use-optimal-row-height="false"/>
    </style:style>
    <style:style style:name="ro25" style:family="table-row">
      <style:table-row-properties style:row-height="69.85mm" fo:break-before="auto" style:use-optimal-row-height="false"/>
    </style:style>
    <style:style style:name="ro26" style:family="table-row">
      <style:table-row-properties style:row-height="58.21mm" fo:break-before="auto" style:use-optimal-row-height="false"/>
    </style:style>
    <style:style style:name="ro27" style:family="table-row">
      <style:table-row-properties style:row-height="6.88mm" fo:break-before="auto" style:use-optimal-row-height="false"/>
    </style:style>
    <style:style style:name="ro28" style:family="table-row">
      <style:table-row-properties style:row-height="5.82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5f_BuiltIn_5f_Comma" style:data-style-name="N19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5f_BuiltIn_5f_Comma" style:data-style-name="N197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Excel_5f_BuiltIn_5f_Comma" style:data-style-name="N19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" style:data-style-name="N197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9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" style:data-style-name="N197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22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98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Excel_5f_BuiltIn_5f_Comma" style:data-style-name="N197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44" style:family="table-cell" style:parent-style-name="Excel_5f_BuiltIn_5f_Comma" style:data-style-name="N197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0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48" table:default-cell-style-name="ce14"/>
        <table:table-column table:style-name="co1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雲林縣政府102年度對議員所提地方建設建議事項處理明細表</text:p>
            </table:table-cell>
            <table:covered-table-cell table:style-name="ce15"/>
            <table:covered-table-cell table:number-columns-repeated="4" table:style-name="ce25"/>
            <table:covered-table-cell table:number-columns-repeated="2" table:style-name="ce43"/>
            <table:covered-table-cell table:style-name="ce15"/>
            <table:table-cell table:number-columns-repeated="1015"/>
          </table:table-row>
          <table:table-row table:style-name="ro2">
            <table:table-cell table:style-name="ce1" office:value-type="string" calcext:value-type="string" table:number-columns-spanned="9" table:number-rows-spanned="1">
              <text:p>102年1月至102年12月止</text:p>
            </table:table-cell>
            <table:covered-table-cell table:style-name="ce15"/>
            <table:covered-table-cell table:number-columns-repeated="4" table:style-name="ce25"/>
            <table:covered-table-cell table:number-columns-repeated="2" table:style-name="ce43"/>
            <table:covered-table-cell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>
              <text:p>表4</text:p>
            </table:table-cell>
            <table:table-cell table:style-name="ce16" office:value-type="string" calcext:value-type="string" table:number-columns-spanned="7" table:number-rows-spanned="1">
              <text:p>(本表為全年報表)</text:p>
            </table:table-cell>
            <table:covered-table-cell table:number-columns-repeated="6" table:style-name="ce26"/>
            <table:table-cell table:style-name="ce45" office:value-type="string" calcext:value-type="string">
              <text:p>單位：千元</text:p>
            </table:table-cell>
            <table:table-cell table:number-columns-repeated="1015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2">
            <text:p>議員姓名</text:p>
          </table:table-cell>
          <table:table-cell table:style-name="ce3" office:value-type="string" calcext:value-type="string" table:number-columns-spanned="1" table:number-rows-spanned="2">
            <text:p>建議項目及內容</text:p>
          </table:table-cell>
          <table:table-cell table:style-name="ce3" office:value-type="string" calcext:value-type="string" table:number-columns-spanned="1" table:number-rows-spanned="2">
            <text:p>建議地點</text:p>
          </table:table-cell>
          <table:table-cell table:style-name="ce3" office:value-type="string" calcext:value-type="string" table:number-columns-spanned="1" table:number-rows-spanned="2">
            <text:p>建議金額</text:p>
          </table:table-cell>
          <table:table-cell table:style-name="ce3" office:value-type="string" calcext:value-type="string" table:number-columns-spanned="5" table:number-rows-spanned="1">
            <text:p>核定情形</text:p>
          </table:table-cell>
          <table:covered-table-cell table:number-columns-repeated="3" table:style-name="ce41"/>
          <table:covered-table-cell table:style-name="ce46"/>
          <table:table-cell table:number-columns-repeated="1015"/>
        </table:table-row>
        <table:table-row table:style-name="ro4">
          <table:covered-table-cell table:number-columns-repeated="4" table:style-name="ce4"/>
          <table:table-cell table:style-name="ce39" office:value-type="string" calcext:value-type="string">
            <text:p>核定金額</text:p>
          </table:table-cell>
          <table:table-cell table:style-name="ce39" office:value-type="string" calcext:value-type="string">
            <text:p>經費支用科目</text:p>
          </table:table-cell>
          <table:table-cell table:style-name="ce39" office:value-type="string" calcext:value-type="string">
            <text:p>主辦機關</text:p>
          </table:table-cell>
          <table:table-cell table:style-name="ce39" office:value-type="string" calcext:value-type="string">
            <text:p>招標方式</text:p>
          </table:table-cell>
          <table:table-cell table:style-name="ce39" office:value-type="string" calcext:value-type="string">
            <text:p>得標廠商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簡慈坊議員" calcext:value-type="string">
            <text:p>簡慈坊議員 </text:p>
          </table:table-cell>
          <table:table-cell table:style-name="ce17" office:value-type="string" office:string-value="斗南鎮舊社里三民路北側排水溝改善工程" calcext:value-type="string">
            <text:p>斗南鎮舊社里三民路北側排水溝改善工程 </text:p>
          </table:table-cell>
          <table:table-cell table:style-name="ce5" office:value-type="string" office:string-value="斗南鎮" calcext:value-type="string">
            <text:p>斗南鎮 </text:p>
          </table:table-cell>
          <table:table-cell table:number-columns-repeated="2" table:style-name="ce29" office:value-type="float" office:value="1240" calcext:value-type="float">
            <text:p>1,240 </text:p>
          </table:table-cell>
          <table:table-cell table:style-name="ce17" office:value-type="string" office:string-value="102年度-水利工程-水利工程-設備及投資-公共建設及設施費" calcext:value-type="string">
            <text:p>102年度-水利工程-水利工程-設備及投資-公共建設及設施費 </text:p>
          </table:table-cell>
          <table:table-cell table:style-name="ce5" office:value-type="string" office:string-value="斗南鎮公所" calcext:value-type="string">
            <text:p>斗南鎮公所 </text:p>
          </table:table-cell>
          <table:table-cell table:style-name="ce5" office:value-type="string" office:string-value="公開招標 " calcext:value-type="string">
            <text:p>公開招標 <text:s/></text:p>
          </table:table-cell>
          <table:table-cell table:style-name="ce5" office:value-type="string" office:string-value="中貫土木包工業 " calcext:value-type="string">
            <text:p>中貫土木包工業 <text:s/>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簡慈坊議員" calcext:value-type="string">
            <text:p>簡慈坊議員 </text:p>
          </table:table-cell>
          <table:table-cell table:style-name="ce17" office:value-type="string" office:string-value="斗南鎮新南里泰山部落排水改善工程" calcext:value-type="string">
            <text:p>斗南鎮新南里泰山部落排水改善工程 </text:p>
          </table:table-cell>
          <table:table-cell table:style-name="ce5" office:value-type="string" office:string-value="斗南鎮" calcext:value-type="string">
            <text:p>斗南鎮 </text:p>
          </table:table-cell>
          <table:table-cell table:number-columns-repeated="2" table:style-name="ce29" office:value-type="float" office:value="950" calcext:value-type="float">
            <text:p>950 </text:p>
          </table:table-cell>
          <table:table-cell table:style-name="ce17" office:value-type="string" office:string-value="102年度-水利工程-水利工程-設備及投資-公共建設及設施費" calcext:value-type="string">
            <text:p>102年度-水利工程-水利工程-設備及投資-公共建設及設施費 </text:p>
          </table:table-cell>
          <table:table-cell table:style-name="ce5" office:value-type="string" office:string-value="斗南鎮公所" calcext:value-type="string">
            <text:p>斗南鎮公所 </text:p>
          </table:table-cell>
          <table:table-cell table:style-name="ce5" office:value-type="string" office:string-value="公開招標 " calcext:value-type="string">
            <text:p>公開招標 <text:s/></text:p>
          </table:table-cell>
          <table:table-cell table:style-name="ce5" office:value-type="string" office:string-value="勝興營造有限公司 " calcext:value-type="string">
            <text:p>勝興營造有限公司 <text:s/></text:p>
          </table:table-cell>
          <table:table-cell table:number-columns-repeated="1015"/>
        </table:table-row>
        <table:table-row table:style-name="ro7">
          <table:table-cell table:style-name="ce5" office:value-type="string" office:string-value="林建鴻議員" calcext:value-type="string">
            <text:p>林建鴻議員 </text:p>
          </table:table-cell>
          <table:table-cell table:style-name="ce17" office:value-type="string" office:string-value="台西鄉牛厝村福安宮旁排水改善工程" calcext:value-type="string">
            <text:p>台西鄉牛厝村福安宮旁排水改善工程 </text:p>
          </table:table-cell>
          <table:table-cell table:style-name="ce5" office:value-type="string" office:string-value="台西鄉" calcext:value-type="string">
            <text:p>台西鄉 </text:p>
          </table:table-cell>
          <table:table-cell table:number-columns-repeated="2" table:style-name="ce29" office:value-type="float" office:value="1740" calcext:value-type="float">
            <text:p>1,740 </text:p>
          </table:table-cell>
          <table:table-cell table:style-name="ce17" office:value-type="string" office:string-value="102年度-水利工程-水利工程-設備及投資-公共建設及設施費" calcext:value-type="string">
            <text:p>102年度-水利工程-水利工程-設備及投資-公共建設及設施費 </text:p>
          </table:table-cell>
          <table:table-cell table:style-name="ce5" office:value-type="string" calcext:value-type="string">
            <text:p>水利處</text:p>
            <text:p>（水利管理科）</text:p>
          </table:table-cell>
          <table:table-cell table:style-name="ce5" office:value-type="string" office:string-value="公開招標 " calcext:value-type="string">
            <text:p>公開招標 <text:s/></text:p>
          </table:table-cell>
          <table:table-cell table:style-name="ce5" office:value-type="string" office:string-value="力齊土木包工業 " calcext:value-type="string">
            <text:p>力齊土木包工業 <text:s/></text:p>
          </table:table-cell>
          <table:table-cell table:number-columns-repeated="1015"/>
        </table:table-row>
        <table:table-row table:style-name="ro8">
          <table:table-cell table:style-name="ce5" office:value-type="string" office:string-value="林逢錦議員" calcext:value-type="string">
            <text:p>林逢錦議員 </text:p>
          </table:table-cell>
          <table:table-cell table:style-name="ce17" office:value-type="string" office:string-value="口湖鄉台子養殖區台子東橋旁路面改善工程" calcext:value-type="string">
            <text:p>口湖鄉台子養殖區台子東橋旁路面改善工程 </text:p>
          </table:table-cell>
          <table:table-cell table:style-name="ce5" office:value-type="string" office:string-value="口湖鄉" calcext:value-type="string">
            <text:p>口湖鄉 </text:p>
          </table:table-cell>
          <table:table-cell table:number-columns-repeated="2" table:style-name="ce29" office:value-type="float" office:value="1000" calcext:value-type="float">
            <text:p>1,000 </text:p>
          </table:table-cell>
          <table:table-cell table:style-name="ce17" office:value-type="string" office:string-value="102年度-資本門-其他公共工程-一般小型零星工程-設備及投資-公共建設及設施費" calcext:value-type="string">
            <text:p>102年度-資本門-其他公共工程-一般小型零星工程-設備及投資-公共建設及設施費 </text:p>
          </table:table-cell>
          <table:table-cell table:style-name="ce5" office:value-type="string" office:string-value="口湖鄉公所" calcext:value-type="string">
            <text:p>口湖鄉公所 </text:p>
          </table:table-cell>
          <table:table-cell table:style-name="ce5" office:value-type="string" office:string-value="公開招標 " calcext:value-type="string">
            <text:p>公開招標 <text:s/></text:p>
          </table:table-cell>
          <table:table-cell table:style-name="ce5" office:value-type="string" office:string-value="營達土木包工業" calcext:value-type="string">
            <text:p>營達土木包工業 </text:p>
          </table:table-cell>
          <table:table-cell table:number-columns-repeated="1015"/>
        </table:table-row>
        <table:table-row table:style-name="ro9">
          <table:table-cell table:style-name="ce5" office:value-type="string" office:string-value="林逢錦議員" calcext:value-type="string">
            <text:p>林逢錦議員 </text:p>
          </table:table-cell>
          <table:table-cell table:style-name="ce17" office:value-type="string" office:string-value="口湖鄉台子村蚶子寮大排邊道路改善工程" calcext:value-type="string">
            <text:p>口湖鄉台子村蚶子寮大排邊道路改善工程 </text:p>
          </table:table-cell>
          <table:table-cell table:style-name="ce5" office:value-type="string" office:string-value="口湖鄉" calcext:value-type="string">
            <text:p>口湖鄉 </text:p>
          </table:table-cell>
          <table:table-cell table:number-columns-repeated="2" table:style-name="ce29" office:value-type="float" office:value="1540" calcext:value-type="float">
            <text:p>1,540 </text:p>
          </table:table-cell>
          <table:table-cell table:style-name="ce17" office:value-type="string" office:string-value="102年度-資本門-其他公共工程-一般小型零星工程-設備及投資-公共建設及設施費" calcext:value-type="string">
            <text:p>102年度-資本門-其他公共工程-一般小型零星工程-設備及投資-公共建設及設施費 </text:p>
          </table:table-cell>
          <table:table-cell table:style-name="ce5" office:value-type="string" office:string-value="口湖鄉公所" calcext:value-type="string">
            <text:p>口湖鄉公所 </text:p>
          </table:table-cell>
          <table:table-cell table:style-name="ce5" office:value-type="string" office:string-value="公開招標 " calcext:value-type="string">
            <text:p>公開招標 <text:s/></text:p>
          </table:table-cell>
          <table:table-cell table:style-name="ce5" office:value-type="string" office:string-value="營達土木包工業" calcext:value-type="string">
            <text:p>營達土木包工業 </text:p>
          </table:table-cell>
          <table:table-cell table:number-columns-repeated="1015"/>
        </table:table-row>
        <table:table-row table:style-name="ro10">
          <table:table-cell table:style-name="ce5" office:value-type="string" office:string-value="黃文祥議員" calcext:value-type="string">
            <text:p>黃文祥議員 </text:p>
          </table:table-cell>
          <table:table-cell table:style-name="ce17" office:value-type="string" office:string-value="口湖鄉飛沙大排東側排水及水門改善工程" calcext:value-type="string">
            <text:p>口湖鄉飛沙大排東側排水及水門改善工程 </text:p>
          </table:table-cell>
          <table:table-cell table:style-name="ce5" office:value-type="string" office:string-value="口湖鄉" calcext:value-type="string">
            <text:p>口湖鄉 </text:p>
          </table:table-cell>
          <table:table-cell table:number-columns-repeated="2" table:style-name="ce29" office:value-type="float" office:value="1000" calcext:value-type="float">
            <text:p>1,000 </text:p>
          </table:table-cell>
          <table:table-cell table:style-name="ce17" office:value-type="string" office:string-value="102年度-資本門-其他公共工程-一般小型零星工程-設備及投資-公共建設及設施費" calcext:value-type="string">
            <text:p>102年度-資本門-其他公共工程-一般小型零星工程-設備及投資-公共建設及設施費 </text:p>
          </table:table-cell>
          <table:table-cell table:style-name="ce5" office:value-type="string" office:string-value="口湖鄉公所" calcext:value-type="string">
            <text:p>口湖鄉公所 </text:p>
          </table:table-cell>
          <table:table-cell table:style-name="ce5" office:value-type="string" office:string-value="公開招標 " calcext:value-type="string">
            <text:p>公開招標 <text:s/></text:p>
          </table:table-cell>
          <table:table-cell table:style-name="ce5" office:value-type="string" office:string-value="營達土木包工業" calcext:value-type="string">
            <text:p>營達土木包工業 </text:p>
          </table:table-cell>
          <table:table-cell table:style-name="ce47" table:number-columns-repeated="1015"/>
        </table:table-row>
        <table:table-row table:style-name="ro11">
          <table:table-cell table:style-name="ce6" office:value-type="string" office:string-value="簡慈坊議員" calcext:value-type="string">
            <text:p>簡慈坊議員 </text:p>
          </table:table-cell>
          <table:table-cell table:style-name="ce18" office:value-type="string" office:string-value="大埤鄉豐田村等部落路燈增設工程" calcext:value-type="string">
            <text:p>大埤鄉豐田村等部落路燈增設工程 </text:p>
          </table:table-cell>
          <table:table-cell table:style-name="ce6" office:value-type="string" office:string-value="大埤鄉" calcext:value-type="string">
            <text:p>大埤鄉 </text:p>
          </table:table-cell>
          <table:table-cell table:number-columns-repeated="2" table:style-name="ce30" office:value-type="float" office:value="150" calcext:value-type="float">
            <text:p>150 </text:p>
          </table:table-cell>
          <table:table-cell table:style-name="ce18" office:value-type="string" office:string-value="102年度-資本門-其他公共工程-一般小型零星工程" calcext:value-type="string">
            <text:p>102年度-資本門-其他公共工程-一般小型零星工程 </text:p>
          </table:table-cell>
          <table:table-cell table:style-name="ce6" office:value-type="string" office:string-value="大埤鄉公所" calcext:value-type="string">
            <text:p>大埤鄉公所 </text:p>
          </table:table-cell>
          <table:table-cell table:style-name="ce6" office:value-type="string" office:string-value="公開招標" calcext:value-type="string">
            <text:p>公開招標 </text:p>
          </table:table-cell>
          <table:table-cell table:style-name="ce6" office:value-type="string" office:string-value="永富水電工程行" calcext:value-type="string">
            <text:p>永富水電工程行 </text:p>
          </table:table-cell>
          <table:table-cell table:style-name="ce48" table:number-columns-repeated="1015"/>
        </table:table-row>
        <table:table-row table:style-name="ro12">
          <table:table-cell table:style-name="ce5" office:value-type="string" office:string-value="王秋足議員" calcext:value-type="string">
            <text:p>王秋足議員 </text:p>
          </table:table-cell>
          <table:table-cell table:style-name="ce17" office:value-type="string" office:string-value="古坑鄉草嶺村等路面改善工程" calcext:value-type="string">
            <text:p>古坑鄉草嶺村等路面改善工程 </text:p>
          </table:table-cell>
          <table:table-cell table:style-name="ce5" office:value-type="string" office:string-value="古坑鄉" calcext:value-type="string">
            <text:p>古坑鄉 </text:p>
          </table:table-cell>
          <table:table-cell table:number-columns-repeated="2" table:style-name="ce29" office:value-type="float" office:value="2590" calcext:value-type="float">
            <text:p>2,590 </text:p>
          </table:table-cell>
          <table:table-cell table:style-name="ce17" office:value-type="string" office:string-value="102年度-資本門-其他公共工程-一般小型零星工程" calcext:value-type="string">
            <text:p>102年度-資本門-其他公共工程-一般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瑋林營造有限公司" calcext:value-type="string">
            <text:p>瑋林營造有限公司 </text:p>
          </table:table-cell>
          <table:table-cell table:number-columns-repeated="1015"/>
        </table:table-row>
        <table:table-row table:style-name="ro13">
          <table:table-cell table:style-name="ce5" office:value-type="string" office:string-value="周秀月議員" calcext:value-type="string">
            <text:p>周秀月議員 </text:p>
          </table:table-cell>
          <table:table-cell table:style-name="ce17" office:value-type="string" office:string-value="斗六市重光里等道路及附屬設施改善工程" calcext:value-type="string">
            <text:p>斗六市重光里等道路及附屬設施改善工程 </text:p>
          </table:table-cell>
          <table:table-cell table:style-name="ce5" office:value-type="string" office:string-value="斗六市" calcext:value-type="string">
            <text:p>斗六市 </text:p>
          </table:table-cell>
          <table:table-cell table:number-columns-repeated="2" table:style-name="ce29" office:value-type="float" office:value="3000" calcext:value-type="float">
            <text:p>3,000 </text:p>
          </table:table-cell>
          <table:table-cell table:style-name="ce17" office:value-type="string" office:string-value="102年度-資本門-其他公共工程-一般小型零星工程" calcext:value-type="string">
            <text:p>102年度-資本門-其他公共工程-一般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寶城營造有限公司" calcext:value-type="string">
            <text:p>寶城營造有限公司 </text:p>
          </table:table-cell>
          <table:table-cell table:number-columns-repeated="1015"/>
        </table:table-row>
        <table:table-row table:style-name="ro14">
          <table:table-cell table:style-name="ce5" office:value-type="string" office:string-value="簡慈坊議員" calcext:value-type="string">
            <text:p>簡慈坊議員 </text:p>
          </table:table-cell>
          <table:table-cell table:style-name="ce17" office:value-type="string" office:string-value="斗南鎮靖興里入口三角綠地至土地公廟排水溝旁相關設施改善工程" calcext:value-type="string">
            <text:p>斗南鎮靖興里入口三角綠地至土地公廟排水溝旁相關設施改善工程 </text:p>
          </table:table-cell>
          <table:table-cell table:style-name="ce5" office:value-type="string" office:string-value="斗南鎮" calcext:value-type="string">
            <text:p>斗南鎮 </text:p>
          </table:table-cell>
          <table:table-cell table:number-columns-repeated="2" table:style-name="ce29" office:value-type="float" office:value="1800" calcext:value-type="float">
            <text:p>1,800 </text:p>
          </table:table-cell>
          <table:table-cell table:style-name="ce17" office:value-type="string" office:string-value="102年度-資本門-其他公共工程-一般小型零星工程" calcext:value-type="string">
            <text:p>102年度-資本門-其他公共工程-一般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日月土木包工業" calcext:value-type="string">
            <text:p>日月土木包工業 </text:p>
          </table:table-cell>
          <table:table-cell table:number-columns-repeated="1015"/>
        </table:table-row>
        <table:table-row table:style-name="ro15">
          <table:table-cell table:style-name="ce5" office:value-type="string" office:string-value="賴淑娞議員" calcext:value-type="string">
            <text:p>賴淑娞議員 </text:p>
          </table:table-cell>
          <table:table-cell table:style-name="ce17" office:value-type="string" office:string-value="莿桐鄉義和四合及斗六市保竹等道路改善工程" calcext:value-type="string">
            <text:p>莿桐鄉義和四合及斗六市保竹等道路改善工程 </text:p>
          </table:table-cell>
          <table:table-cell table:style-name="ce5" office:value-type="string" calcext:value-type="string">
            <text:p>莿桐鄉</text:p>
            <text:p>斗六市</text:p>
          </table:table-cell>
          <table:table-cell table:style-name="ce29" office:value-type="float" office:value="3500" calcext:value-type="float">
            <text:p>3,500 </text:p>
          </table:table-cell>
          <table:table-cell table:style-name="ce29" office:value-type="float" office:value="3400" calcext:value-type="float">
            <text:p>3,400 </text:p>
          </table:table-cell>
          <table:table-cell table:style-name="ce17" office:value-type="string" office:string-value="102年度-資本門-其他公共工程-一般小型零星工程" calcext:value-type="string">
            <text:p>102年度-資本門-其他公共工程-一般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日月土木包工業" calcext:value-type="string">
            <text:p>日月土木包工業 </text:p>
          </table:table-cell>
          <table:table-cell table:number-columns-repeated="1015"/>
        </table:table-row>
        <table:table-row table:style-name="ro16">
          <table:table-cell table:style-name="ce5" office:value-type="string" office:string-value="王秋足議員" calcext:value-type="string">
            <text:p>王秋足議員 </text:p>
          </table:table-cell>
          <table:table-cell table:style-name="ce17" office:value-type="string" office:string-value="斗南鎮西伯里往埤麻里道路路面改善工程" calcext:value-type="string">
            <text:p>斗南鎮西伯里往埤麻里道路路面改善工程 </text:p>
          </table:table-cell>
          <table:table-cell table:style-name="ce5" office:value-type="string" office:string-value="斗南鎮" calcext:value-type="string">
            <text:p>斗南鎮 </text:p>
          </table:table-cell>
          <table:table-cell table:number-columns-repeated="2" table:style-name="ce29" office:value-type="float" office:value="3500" calcext:value-type="float">
            <text:p>3,500 </text:p>
          </table:table-cell>
          <table:table-cell table:style-name="ce17" office:value-type="string" office:string-value="102年度-資本門-其他公共工程-一般小型零星工程" calcext:value-type="string">
            <text:p>102年度-資本門-其他公共工程-一般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日月土木包工業" calcext:value-type="string">
            <text:p>日月土木包工業 </text:p>
          </table:table-cell>
          <table:table-cell table:number-columns-repeated="1015"/>
        </table:table-row>
        <table:table-row table:style-name="ro13">
          <table:table-cell table:style-name="ce5" office:value-type="string" office:string-value="王秋足議員" calcext:value-type="string">
            <text:p>王秋足議員 </text:p>
          </table:table-cell>
          <table:table-cell table:style-name="ce17" office:value-type="string" office:string-value="斗南鎮明昌新光及大埤鄉豐田等道路與公共設施改善工程" calcext:value-type="string">
            <text:p>斗南鎮明昌新光及大埤鄉豐田等道路與公共設施改善工程 </text:p>
          </table:table-cell>
          <table:table-cell table:style-name="ce5" office:value-type="string" calcext:value-type="string">
            <text:p>斗南鎮</text:p>
            <text:p>大埤鄉</text:p>
          </table:table-cell>
          <table:table-cell table:style-name="ce29" office:value-type="float" office:value="3500" calcext:value-type="float">
            <text:p>3,500 </text:p>
          </table:table-cell>
          <table:table-cell table:style-name="ce29" office:value-type="float" office:value="3400" calcext:value-type="float">
            <text:p>3,400 </text:p>
          </table:table-cell>
          <table:table-cell table:style-name="ce17" office:value-type="string" office:string-value="102年度-資本門-其他公共工程-一般小型零星工程" calcext:value-type="string">
            <text:p>102年度-資本門-其他公共工程-一般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瑋林營造有限公司" calcext:value-type="string">
            <text:p>瑋林營造有限公司 </text:p>
          </table:table-cell>
          <table:table-cell table:number-columns-repeated="1015"/>
        </table:table-row>
        <table:table-row table:style-name="ro13">
          <table:table-cell table:style-name="ce5" office:value-type="string" office:string-value="周秀月議員" calcext:value-type="string">
            <text:p>周秀月議員 </text:p>
          </table:table-cell>
          <table:table-cell table:style-name="ce17" office:value-type="string" office:string-value="斗六市江厝里內道路及附屬設施改善工程" calcext:value-type="string">
            <text:p>斗六市江厝里內道路及附屬設施改善工程 </text:p>
          </table:table-cell>
          <table:table-cell table:style-name="ce5" office:value-type="string" office:string-value="斗六市" calcext:value-type="string">
            <text:p>斗六市 </text:p>
          </table:table-cell>
          <table:table-cell table:style-name="ce29" office:value-type="float" office:value="2100" calcext:value-type="float">
            <text:p>2,100 </text:p>
          </table:table-cell>
          <table:table-cell table:style-name="ce29" office:value-type="float" office:value="2049" calcext:value-type="float">
            <text:p>2,049 </text:p>
          </table:table-cell>
          <table:table-cell table:style-name="ce17" office:value-type="string" office:string-value="102年度-資本門-其他公共工程-一般小型零星工程" calcext:value-type="string">
            <text:p>102年度-資本門-其他公共工程-一般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日月土木包工業" calcext:value-type="string">
            <text:p>日月土木包工業 </text:p>
          </table:table-cell>
          <table:table-cell table:number-columns-repeated="1015"/>
        </table:table-row>
        <table:table-row table:style-name="ro13">
          <table:table-cell table:style-name="ce5" office:value-type="string" office:string-value="廖秋萍議員" calcext:value-type="string">
            <text:p>廖秋萍議員 </text:p>
          </table:table-cell>
          <table:table-cell table:style-name="ce17" office:value-type="string" office:string-value="虎尾鎮頂溪里西園庄旁道路改善工程" calcext:value-type="string">
            <text:p>虎尾鎮頂溪里西園庄旁道路改善工程 </text:p>
          </table:table-cell>
          <table:table-cell table:style-name="ce5" office:value-type="string" office:string-value="虎尾鎮" calcext:value-type="string">
            <text:p>虎尾鎮 </text:p>
          </table:table-cell>
          <table:table-cell table:number-columns-repeated="2" table:style-name="ce29" office:value-type="float" office:value="2500" calcext:value-type="float">
            <text:p>2,500 </text:p>
          </table:table-cell>
          <table:table-cell table:style-name="ce17" office:value-type="string" office:string-value="102年度-資本門-其他公共工程-一般小型零星工程" calcext:value-type="string">
            <text:p>102年度-資本門-其他公共工程-一般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谷源營造有限公司" calcext:value-type="string">
            <text:p>谷源營造有限公司 </text:p>
          </table:table-cell>
          <table:table-cell table:style-name="ce47" table:number-columns-repeated="1015"/>
        </table:table-row>
        <table:table-row table:style-name="ro17">
          <table:table-cell table:style-name="ce6" office:value-type="string" office:string-value="周秀月議員" calcext:value-type="string">
            <text:p>周秀月議員 </text:p>
          </table:table-cell>
          <table:table-cell table:style-name="ce18" office:value-type="string" office:string-value="斗六市江厝里內道路及附屬設施改善工程" calcext:value-type="string">
            <text:p>斗六市江厝里內道路及附屬設施改善工程 </text:p>
          </table:table-cell>
          <table:table-cell table:style-name="ce6" office:value-type="string" office:string-value="斗六市" calcext:value-type="string">
            <text:p>斗六市 </text:p>
          </table:table-cell>
          <table:table-cell table:style-name="ce30" office:value-type="float" office:value="2100" calcext:value-type="float">
            <text:p>2,100 </text:p>
          </table:table-cell>
          <table:table-cell table:style-name="ce30" office:value-type="float" office:value="2049" calcext:value-type="float">
            <text:p>2,049 </text:p>
          </table:table-cell>
          <table:table-cell table:style-name="ce18" office:value-type="string" office:string-value="102年度-資本門-其他公共工程-一般小型零星工程" calcext:value-type="string">
            <text:p>102年度-資本門-其他公共工程-一般小型零星工程 </text:p>
          </table:table-cell>
          <table:table-cell table:style-name="ce6" office:value-type="string" office:string-value="工務處" calcext:value-type="string">
            <text:p>工務處 </text:p>
          </table:table-cell>
          <table:table-cell table:style-name="ce6" office:value-type="string" office:string-value="公開招標" calcext:value-type="string">
            <text:p>公開招標 </text:p>
          </table:table-cell>
          <table:table-cell table:style-name="ce6" office:value-type="string" office:string-value="日月土木包工業" calcext:value-type="string">
            <text:p>日月土木包工業 </text:p>
          </table:table-cell>
          <table:table-cell table:style-name="ce48" table:number-columns-repeated="1015"/>
        </table:table-row>
        <table:table-row table:style-name="ro17">
          <table:table-cell table:style-name="ce5" office:value-type="string" office:string-value="王又民議員" calcext:value-type="string">
            <text:p>王又民議員 </text:p>
          </table:table-cell>
          <table:table-cell table:style-name="ce17" office:value-type="string" office:string-value="斗六市三平鎮南虎溪里等道路改善工程" calcext:value-type="string">
            <text:p>斗六市三平鎮南虎溪里等道路改善工程 </text:p>
          </table:table-cell>
          <table:table-cell table:style-name="ce5" office:value-type="string" office:string-value="斗六市" calcext:value-type="string">
            <text:p>斗六市 </text:p>
          </table:table-cell>
          <table:table-cell table:style-name="ce29" office:value-type="float" office:value="2300" calcext:value-type="float">
            <text:p>2,300 </text:p>
          </table:table-cell>
          <table:table-cell table:style-name="ce29" office:value-type="float" office:value="2200" calcext:value-type="float">
            <text:p>2,200 </text:p>
          </table:table-cell>
          <table:table-cell table:style-name="ce17" office:value-type="string" office:string-value="102年度-資本門-其他公共工程-一般小型零星工程" calcext:value-type="string">
            <text:p>102年度-資本門-其他公共工程-一般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三和土木包工業有限公司" calcext:value-type="string">
            <text:p>三和土木包工業有限公司 </text:p>
          </table:table-cell>
          <table:table-cell table:number-columns-repeated="1015"/>
        </table:table-row>
        <table:table-row table:style-name="ro17">
          <table:table-cell table:style-name="ce5" office:value-type="string" office:string-value="江文登議員" calcext:value-type="string">
            <text:p>江文登議員 </text:p>
          </table:table-cell>
          <table:table-cell table:style-name="ce17" office:value-type="string" office:string-value="斗六市中華路382號旁巷道排水改善工程" calcext:value-type="string">
            <text:p>斗六市中華路382號旁巷道排水改善工程 </text:p>
          </table:table-cell>
          <table:table-cell table:style-name="ce5" office:value-type="string" office:string-value="斗六市" calcext:value-type="string">
            <text:p>斗六市 </text:p>
          </table:table-cell>
          <table:table-cell table:style-name="ce29" office:value-type="float" office:value="750" calcext:value-type="float">
            <text:p>750 </text:p>
          </table:table-cell>
          <table:table-cell table:style-name="ce29" office:value-type="float" office:value="723.5" calcext:value-type="float">
            <text:p>724 </text:p>
          </table:table-cell>
          <table:table-cell table:style-name="ce17" office:value-type="string" office:string-value="102年度-資本門-其他公共工程-一般小型零星工程" calcext:value-type="string">
            <text:p>102年度-資本門-其他公共工程-一般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百浥土木包工業" calcext:value-type="string">
            <text:p>百浥土木包工業 </text:p>
          </table:table-cell>
          <table:table-cell table:number-columns-repeated="1015"/>
        </table:table-row>
        <table:table-row table:style-name="ro17">
          <table:table-cell table:style-name="ce5" office:value-type="string" office:string-value="江文登議員" calcext:value-type="string">
            <text:p>江文登議員 </text:p>
          </table:table-cell>
          <table:table-cell table:style-name="ce17" office:value-type="string" office:string-value="莿桐鄉六合村等道路改善工程" calcext:value-type="string">
            <text:p>莿桐鄉六合村等道路改善工程 </text:p>
          </table:table-cell>
          <table:table-cell table:style-name="ce5" office:value-type="string" office:string-value="莿桐鄉" calcext:value-type="string">
            <text:p>莿桐鄉 </text:p>
          </table:table-cell>
          <table:table-cell table:number-columns-repeated="2" table:style-name="ce29" office:value-type="float" office:value="480" calcext:value-type="float">
            <text:p>480 </text:p>
          </table:table-cell>
          <table:table-cell table:style-name="ce17" office:value-type="string" office:string-value="102年度-資本門-其他公共工程-一般小型零星工程" calcext:value-type="string">
            <text:p>102年度-資本門-其他公共工程-一般小型零星工程 </text:p>
          </table:table-cell>
          <table:table-cell table:style-name="ce5" office:value-type="string" office:string-value="雲林縣政府" calcext:value-type="string">
            <text:p>雲林縣政府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建中土木包工業" calcext:value-type="string">
            <text:p>建中土木包工業 </text:p>
          </table:table-cell>
          <table:table-cell table:number-columns-repeated="1015"/>
        </table:table-row>
        <table:table-row table:style-name="ro17">
          <table:table-cell table:style-name="ce5" office:value-type="string" office:string-value="江文登議員" calcext:value-type="string">
            <text:p>江文登議員 </text:p>
          </table:table-cell>
          <table:table-cell table:style-name="ce17" office:value-type="string" office:string-value="莿桐鄉埔尾村路面及標線改善工程" calcext:value-type="string">
            <text:p>莿桐鄉埔尾村路面及標線改善工程 </text:p>
          </table:table-cell>
          <table:table-cell table:style-name="ce5" office:value-type="string" office:string-value="莿桐鄉" calcext:value-type="string">
            <text:p>莿桐鄉 </text:p>
          </table:table-cell>
          <table:table-cell table:number-columns-repeated="2" table:style-name="ce29" office:value-type="float" office:value="1920" calcext:value-type="float">
            <text:p>1,920 </text:p>
          </table:table-cell>
          <table:table-cell table:style-name="ce17" office:value-type="string" office:string-value="102年度-資本門-其他公共工程-一般小型零星工程" calcext:value-type="string">
            <text:p>102年度-資本門-其他公共工程-一般小型零星工程 </text:p>
          </table:table-cell>
          <table:table-cell table:style-name="ce5" office:value-type="string" office:string-value="雲林縣政府" calcext:value-type="string">
            <text:p>雲林縣政府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舜宥營造有限公司" calcext:value-type="string">
            <text:p>舜宥營造有限公司 </text:p>
          </table:table-cell>
          <table:table-cell table:number-columns-repeated="1015"/>
        </table:table-row>
        <table:table-row table:style-name="ro17">
          <table:table-cell table:style-name="ce5" office:value-type="string" office:string-value="江文登議員" calcext:value-type="string">
            <text:p>江文登議員 </text:p>
          </table:table-cell>
          <table:table-cell table:style-name="ce17" office:value-type="string" office:string-value="縣道154乙線（莿桐鄉埔尾村段）旁農路排水溝改善工程" calcext:value-type="string">
            <text:p>縣道154乙線（莿桐鄉埔尾村段）旁農路排水溝改善工程 </text:p>
          </table:table-cell>
          <table:table-cell table:style-name="ce5" office:value-type="string" office:string-value="莿桐鄉" calcext:value-type="string">
            <text:p>莿桐鄉 </text:p>
          </table:table-cell>
          <table:table-cell table:number-columns-repeated="2" table:style-name="ce29" office:value-type="float" office:value="1960" calcext:value-type="float">
            <text:p>1,960 </text:p>
          </table:table-cell>
          <table:table-cell table:style-name="ce17" office:value-type="string" office:string-value="102年度-資本門-其他公共工程-一般小型零星工程" calcext:value-type="string">
            <text:p>102年度-資本門-其他公共工程-一般小型零星工程 </text:p>
          </table:table-cell>
          <table:table-cell table:style-name="ce5" office:value-type="string" office:string-value="雲林縣政府" calcext:value-type="string">
            <text:p>雲林縣政府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舜宥營造有限公司" calcext:value-type="string">
            <text:p>舜宥營造有限公司 </text:p>
          </table:table-cell>
          <table:table-cell table:number-columns-repeated="1015"/>
        </table:table-row>
        <table:table-row table:style-name="ro17">
          <table:table-cell table:style-name="ce5" office:value-type="string" office:string-value="江文登議員" calcext:value-type="string">
            <text:p>江文登議員 </text:p>
          </table:table-cell>
          <table:table-cell table:style-name="ce17" office:value-type="string" office:string-value="斗六市湖山里咬狗部落邊溝改善工程" calcext:value-type="string">
            <text:p>斗六市湖山里咬狗部落邊溝改善工程 </text:p>
          </table:table-cell>
          <table:table-cell table:style-name="ce5" office:value-type="string" office:string-value="斗六市" calcext:value-type="string">
            <text:p>斗六市 </text:p>
          </table:table-cell>
          <table:table-cell table:number-columns-repeated="2" table:style-name="ce29" office:value-type="float" office:value="1000" calcext:value-type="float">
            <text:p>1,000 </text:p>
          </table:table-cell>
          <table:table-cell table:style-name="ce17" office:value-type="string" office:string-value="102年度-資本門-其他公共工程-一般小型零星工程" calcext:value-type="string">
            <text:p>102年度-資本門-其他公共工程-一般小型零星工程 </text:p>
          </table:table-cell>
          <table:table-cell table:style-name="ce5" office:value-type="string" office:string-value="雲林縣政府" calcext:value-type="string">
            <text:p>雲林縣政府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久伯營造有限公司" calcext:value-type="string">
            <text:p>久伯營造有限公司 </text:p>
          </table:table-cell>
          <table:table-cell table:number-columns-repeated="1015"/>
        </table:table-row>
        <table:table-row table:style-name="ro17">
          <table:table-cell table:style-name="ce7" office:value-type="string" calcext:value-type="string">
            <text:p>陳樹吉議員</text:p>
            <text:p>簡慈坊議員</text:p>
          </table:table-cell>
          <table:table-cell table:style-name="ce19" office:value-type="string" calcext:value-type="string">
            <text:p>古坑鄉東和、水碓、永光等道路擋土、排水改</text:p>
            <text:p>善工程</text:p>
          </table:table-cell>
          <table:table-cell table:style-name="ce7" office:value-type="string" office:string-value="古坑鄉" calcext:value-type="string">
            <text:p>古坑鄉 </text:p>
          </table:table-cell>
          <table:table-cell table:number-columns-repeated="2" table:style-name="ce31" office:value-type="float" office:value="1450" calcext:value-type="float">
            <text:p>1,450 </text:p>
          </table:table-cell>
          <table:table-cell table:style-name="ce19" office:value-type="string" office:string-value="102年度-資本門-其他公共工程-一般小型零星工程" calcext:value-type="string">
            <text:p>102年度-資本門-其他公共工程-一般小型零星工程 </text:p>
          </table:table-cell>
          <table:table-cell table:style-name="ce7" office:value-type="string" office:string-value="雲林縣政府" calcext:value-type="string">
            <text:p>雲林縣政府 </text:p>
          </table:table-cell>
          <table:table-cell table:style-name="ce7" office:value-type="string" office:string-value="公開招標" calcext:value-type="string">
            <text:p>公開招標 </text:p>
          </table:table-cell>
          <table:table-cell table:style-name="ce7" office:value-type="string" office:string-value="春吉工程有限公司" calcext:value-type="string">
            <text:p>春吉工程有限公司 </text:p>
          </table:table-cell>
          <table:table-cell table:style-name="ce49" table:number-columns-repeated="248"/>
          <table:table-cell table:style-name="ce51" table:number-columns-repeated="767"/>
        </table:table-row>
        <table:table-row table:style-name="ro17">
          <table:table-cell table:style-name="ce5" office:value-type="string" office:string-value="沈銘恭議員" calcext:value-type="string">
            <text:p>沈銘恭議員 </text:p>
          </table:table-cell>
          <table:table-cell table:style-name="ce17" office:value-type="string" office:string-value="古坑鄉永光村、樟湖村等路面改善工程" calcext:value-type="string">
            <text:p>古坑鄉永光村、樟湖村等路面改善工程 </text:p>
          </table:table-cell>
          <table:table-cell table:style-name="ce5" office:value-type="string" office:string-value="古坑鄉" calcext:value-type="string">
            <text:p>古坑鄉 </text:p>
          </table:table-cell>
          <table:table-cell table:number-columns-repeated="2" table:style-name="ce29" office:value-type="float" office:value="1200" calcext:value-type="float">
            <text:p>1,200 </text:p>
          </table:table-cell>
          <table:table-cell table:style-name="ce17" office:value-type="string" office:string-value="102年度-資本門-其他公共工程-一般小型零星工程" calcext:value-type="string">
            <text:p>102年度-資本門-其他公共工程-一般小型零星工程 </text:p>
          </table:table-cell>
          <table:table-cell table:style-name="ce5" office:value-type="string" office:string-value="雲林縣政府" calcext:value-type="string">
            <text:p>雲林縣政府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瑋林營造有限公司" calcext:value-type="string">
            <text:p>瑋林營造有限公司 </text:p>
          </table:table-cell>
          <table:table-cell table:style-name="ce47" table:number-columns-repeated="1015"/>
        </table:table-row>
        <table:table-row table:style-name="ro18">
          <table:table-cell table:style-name="ce8" office:value-type="string" calcext:value-type="string">
            <text:p>沈宗隆</text:p>
          </table:table-cell>
          <table:table-cell table:style-name="ce20" office:value-type="string" calcext:value-type="string">
            <text:p>光明路與仁美路路口閃光號誌改三色號誌</text:p>
          </table:table-cell>
          <table:table-cell table:style-name="ce27" office:value-type="string" calcext:value-type="string">
            <text:p>土庫鎮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200" calcext:value-type="float">
            <text:p>200</text:p>
          </table:table-cell>
          <table:table-cell table:style-name="ce20" office:value-type="string" calcext:value-type="string">
            <text:p>交通安全設備費</text:p>
          </table:table-cell>
          <table:table-cell table:style-name="ce27" office:value-type="string" calcext:value-type="string">
            <text:p>警察局</text:p>
          </table:table-cell>
          <table:table-cell table:style-name="ce27" office:value-type="string" calcext:value-type="string">
            <text:p>公開 <text:s text:c="2"/>招標</text:p>
          </table:table-cell>
          <table:table-cell table:style-name="ce27" office:value-type="string" calcext:value-type="string">
            <text:p>合大企業有限公司</text:p>
          </table:table-cell>
          <table:table-cell table:style-name="ce48" table:number-columns-repeated="1015"/>
        </table:table-row>
        <table:table-row table:style-name="ro19">
          <table:table-cell table:style-name="ce9" office:value-type="string" calcext:value-type="string">
            <text:p>江文登、廖清祥</text:p>
          </table:table-cell>
          <table:table-cell table:style-name="ce21" office:value-type="string" calcext:value-type="string">
            <text:p>北平路與宏德街口路口增設三色號誌</text:p>
          </table:table-cell>
          <table:table-cell table:style-name="ce28" office:value-type="string" calcext:value-type="string">
            <text:p>斗六市</text:p>
          </table:table-cell>
          <table:table-cell table:number-columns-repeated="2" table:style-name="ce33" office:value-type="float" office:value="400" calcext:value-type="float">
            <text:p>400</text:p>
          </table:table-cell>
          <table:table-cell table:style-name="ce21" office:value-type="string" calcext:value-type="string">
            <text:p>交通安全設備費</text:p>
          </table:table-cell>
          <table:table-cell table:style-name="ce28" office:value-type="string" calcext:value-type="string">
            <text:p>警察局</text:p>
          </table:table-cell>
          <table:table-cell table:style-name="ce28" office:value-type="string" calcext:value-type="string">
            <text:p>公開 <text:s text:c="2"/>招標</text:p>
          </table:table-cell>
          <table:table-cell table:style-name="ce28" office:value-type="string" calcext:value-type="string">
            <text:p>合大企業有限公司</text:p>
          </table:table-cell>
          <table:table-cell table:number-columns-repeated="1015"/>
        </table:table-row>
        <table:table-row table:style-name="ro20">
          <table:table-cell table:style-name="ce9" office:value-type="string" calcext:value-type="string">
            <text:p>李明哲</text:p>
          </table:table-cell>
          <table:table-cell table:style-name="ce21" office:value-type="string" calcext:value-type="string">
            <text:p>草湖243號前路口閃光號誌改三色號誌</text:p>
          </table:table-cell>
          <table:table-cell table:style-name="ce28" office:value-type="string" calcext:value-type="string">
            <text:p>崙背鄉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200" calcext:value-type="float">
            <text:p>200</text:p>
          </table:table-cell>
          <table:table-cell table:style-name="ce21" office:value-type="string" calcext:value-type="string">
            <text:p>交通安全設備費</text:p>
          </table:table-cell>
          <table:table-cell table:style-name="ce28" office:value-type="string" calcext:value-type="string">
            <text:p>警察局</text:p>
          </table:table-cell>
          <table:table-cell table:style-name="ce28" office:value-type="string" calcext:value-type="string">
            <text:p>公開 <text:s text:c="2"/>招標</text:p>
          </table:table-cell>
          <table:table-cell table:style-name="ce28" office:value-type="string" calcext:value-type="string">
            <text:p>合大企業有限公司</text:p>
          </table:table-cell>
          <table:table-cell table:number-columns-repeated="1015"/>
        </table:table-row>
        <table:table-row table:style-name="ro18">
          <table:table-cell table:style-name="ce9" office:value-type="string" calcext:value-type="string">
            <text:p>李明哲</text:p>
          </table:table-cell>
          <table:table-cell table:style-name="ce21" office:value-type="string" calcext:value-type="string">
            <text:p>七座里文和社區路口增設三色號誌</text:p>
          </table:table-cell>
          <table:table-cell table:style-name="ce28" office:value-type="string" calcext:value-type="string">
            <text:p>西螺鎮</text:p>
          </table:table-cell>
          <table:table-cell table:number-columns-repeated="2" table:style-name="ce33" office:value-type="float" office:value="400" calcext:value-type="float">
            <text:p>400</text:p>
          </table:table-cell>
          <table:table-cell table:style-name="ce21" office:value-type="string" calcext:value-type="string">
            <text:p>交通安全設備費</text:p>
          </table:table-cell>
          <table:table-cell table:style-name="ce28" office:value-type="string" calcext:value-type="string">
            <text:p>警察局</text:p>
          </table:table-cell>
          <table:table-cell table:style-name="ce28" office:value-type="string" calcext:value-type="string">
            <text:p>公開 <text:s text:c="2"/>招標</text:p>
          </table:table-cell>
          <table:table-cell table:style-name="ce28" office:value-type="string" calcext:value-type="string">
            <text:p>合大企業有限公司</text:p>
          </table:table-cell>
          <table:table-cell table:number-columns-repeated="1015"/>
        </table:table-row>
        <table:table-row table:style-name="ro20">
          <table:table-cell table:style-name="ce9" office:value-type="string" calcext:value-type="string">
            <text:p>陳俊龍</text:p>
          </table:table-cell>
          <table:table-cell table:style-name="ce21" office:value-type="string" calcext:value-type="string">
            <text:p>東屯派出所往土庫交流道第一路口閃光號誌改三色號誌</text:p>
          </table:table-cell>
          <table:table-cell table:style-name="ce28" office:value-type="string" calcext:value-type="string">
            <text:p>土庫鎮</text:p>
          </table:table-cell>
          <table:table-cell table:number-columns-repeated="2" table:style-name="ce33" office:value-type="float" office:value="264" calcext:value-type="float">
            <text:p>264</text:p>
          </table:table-cell>
          <table:table-cell table:style-name="ce21" office:value-type="string" calcext:value-type="string">
            <text:p>交通安全設備費</text:p>
          </table:table-cell>
          <table:table-cell table:style-name="ce28" office:value-type="string" calcext:value-type="string">
            <text:p>警察局</text:p>
          </table:table-cell>
          <table:table-cell table:style-name="ce28" office:value-type="string" calcext:value-type="string">
            <text:p>公開 <text:s text:c="2"/>招標</text:p>
          </table:table-cell>
          <table:table-cell table:style-name="ce28" office:value-type="string" calcext:value-type="string">
            <text:p>合大企業有限公司</text:p>
          </table:table-cell>
          <table:table-cell table:number-columns-repeated="1015"/>
        </table:table-row>
        <table:table-row table:style-name="ro19">
          <table:table-cell table:style-name="ce9" office:value-type="string" calcext:value-type="string">
            <text:p>沈宗隆</text:p>
          </table:table-cell>
          <table:table-cell table:style-name="ce21" office:value-type="string" calcext:value-type="string">
            <text:p>土庫往鹿寮(5甲)下庄路路口增設閃光號誌</text:p>
          </table:table-cell>
          <table:table-cell table:style-name="ce28" office:value-type="string" calcext:value-type="string">
            <text:p>土庫鎮</text:p>
          </table:table-cell>
          <table:table-cell table:number-columns-repeated="2" table:style-name="ce33" office:value-type="float" office:value="200" calcext:value-type="float">
            <text:p>200</text:p>
          </table:table-cell>
          <table:table-cell table:style-name="ce21" office:value-type="string" calcext:value-type="string">
            <text:p>交通安全設備費</text:p>
          </table:table-cell>
          <table:table-cell table:style-name="ce28" office:value-type="string" calcext:value-type="string">
            <text:p>警察局</text:p>
          </table:table-cell>
          <table:table-cell table:style-name="ce28" office:value-type="string" calcext:value-type="string">
            <text:p>公開 <text:s text:c="2"/>招標</text:p>
          </table:table-cell>
          <table:table-cell table:style-name="ce28" office:value-type="string" calcext:value-type="string">
            <text:p>合大企業有限公司</text:p>
          </table:table-cell>
          <table:table-cell table:number-columns-repeated="1015"/>
        </table:table-row>
        <table:table-row table:style-name="ro21">
          <table:table-cell table:style-name="ce9" office:value-type="string" calcext:value-type="string">
            <text:p>鄭玲惠</text:p>
          </table:table-cell>
          <table:table-cell table:style-name="ce21" office:value-type="string" calcext:value-type="string">
            <text:p>下埤頭農會往鹿場路口增設閃光號誌</text:p>
          </table:table-cell>
          <table:table-cell table:style-name="ce28" office:value-type="string" calcext:value-type="string">
            <text:p>西螺鎮</text:p>
          </table:table-cell>
          <table:table-cell table:number-columns-repeated="2" table:style-name="ce33" office:value-type="float" office:value="200" calcext:value-type="float">
            <text:p>200</text:p>
          </table:table-cell>
          <table:table-cell table:style-name="ce21" office:value-type="string" calcext:value-type="string">
            <text:p>交通安全設備費</text:p>
          </table:table-cell>
          <table:table-cell table:style-name="ce28" office:value-type="string" calcext:value-type="string">
            <text:p>警察局</text:p>
          </table:table-cell>
          <table:table-cell table:style-name="ce28" office:value-type="string" calcext:value-type="string">
            <text:p>公開 <text:s text:c="2"/>招標</text:p>
          </table:table-cell>
          <table:table-cell table:style-name="ce28" office:value-type="string" calcext:value-type="string">
            <text:p>合大企業有限公司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江文登議員" calcext:value-type="string">
            <text:p>江文登議員 </text:p>
          </table:table-cell>
          <table:table-cell table:style-name="ce22" office:value-type="string" calcext:value-type="string">
            <text:p>高厝林子投段農路改善工程</text:p>
          </table:table-cell>
          <table:table-cell table:style-name="ce5" office:value-type="string" office:string-value="古坑" calcext:value-type="string">
            <text:p>古坑 </text:p>
          </table:table-cell>
          <table:table-cell table:number-columns-repeated="2" table:style-name="ce29" office:value-type="float" office:value="94" calcext:value-type="float">
            <text:p>94 </text:p>
          </table:table-cell>
          <table:table-cell table:style-name="ce17" office:value-type="string" office:string-value="102年度-資本門-其他公共工程-一般小零星工程-設備及投資-公共建設及設施費" calcext:value-type="string">
            <text:p>102年度-資本門-其他公共工程-一般小零星工程-設備及投資-公共建設及設施費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calcext:value-type="string">
            <text:p>吉成土木</text:p>
            <text:p>包工業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沈銘恭議員" calcext:value-type="string">
            <text:p>沈銘恭議員 </text:p>
          </table:table-cell>
          <table:table-cell table:style-name="ce22" office:value-type="string" calcext:value-type="string">
            <text:p>桂林、後棟仔農路改善工程 </text:p>
          </table:table-cell>
          <table:table-cell table:style-name="ce5" office:value-type="string" office:string-value="古坑" calcext:value-type="string">
            <text:p>古坑 </text:p>
          </table:table-cell>
          <table:table-cell table:number-columns-repeated="2" table:style-name="ce29" office:value-type="float" office:value="1430" calcext:value-type="float">
            <text:p>1,430 </text:p>
          </table:table-cell>
          <table:table-cell table:style-name="ce17" office:value-type="string" office:string-value="102年度-資本門-其他公共工程-一般小零星工程-設備及投資-公共建設及設施費" calcext:value-type="string">
            <text:p>102年度-資本門-其他公共工程-一般小零星工程-設備及投資-公共建設及設施費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calcext:value-type="string">
            <text:p>展程土木</text:p>
            <text:p>包工業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鐘俊興議員" calcext:value-type="string">
            <text:p>鐘俊興議員 </text:p>
          </table:table-cell>
          <table:table-cell table:style-name="ce22" office:value-type="string" calcext:value-type="string">
            <text:p>華山、樟湖、草嶺部落週邊農路改善工程</text:p>
          </table:table-cell>
          <table:table-cell table:style-name="ce5" office:value-type="string" office:string-value="古坑" calcext:value-type="string">
            <text:p>古坑 </text:p>
          </table:table-cell>
          <table:table-cell table:number-columns-repeated="2" table:style-name="ce29" office:value-type="float" office:value="1280" calcext:value-type="float">
            <text:p>1,280 </text:p>
          </table:table-cell>
          <table:table-cell table:style-name="ce17" office:value-type="string" office:string-value="102年度-資本門-其他公共工程-一般小零星工程-設備及投資-公共建設及設施費" calcext:value-type="string">
            <text:p>102年度-資本門-其他公共工程-一般小零星工程-設備及投資-公共建設及設施費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尚未發包" calcext:value-type="string">
            <text:p>尚未發包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蔡東富議員" calcext:value-type="string">
            <text:p>蔡東富議員 </text:p>
          </table:table-cell>
          <table:table-cell table:style-name="ce22" office:value-type="string" calcext:value-type="string">
            <text:p>桂林村苦苓腳段農路改善工程</text:p>
          </table:table-cell>
          <table:table-cell table:style-name="ce5" office:value-type="string" office:string-value="古坑" calcext:value-type="string">
            <text:p>古坑 </text:p>
          </table:table-cell>
          <table:table-cell table:number-columns-repeated="2" table:style-name="ce34" office:value-type="float" office:value="500" calcext:value-type="float">
            <text:p>500</text:p>
          </table:table-cell>
          <table:table-cell table:style-name="ce17" office:value-type="string" office:string-value="102年度-資本門-其他公共工程-一般小零星工程-設備及投資-公共建設及設施費" calcext:value-type="string">
            <text:p>102年度-資本門-其他公共工程-一般小零星工程-設備及投資-公共建設及設施費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尚未發包" calcext:value-type="string">
            <text:p>尚未發包 </text:p>
          </table:table-cell>
          <table:table-cell table:style-name="ce47" table:number-columns-repeated="1015"/>
        </table:table-row>
        <table:table-row table:style-name="ro5">
          <table:table-cell table:style-name="ce6" office:value-type="string" office:string-value="鐘俊興議員" calcext:value-type="string">
            <text:p>鐘俊興議員 </text:p>
          </table:table-cell>
          <table:table-cell table:style-name="ce22" office:value-type="string" calcext:value-type="string">
            <text:p>水碓國小後方農路改善工程</text:p>
          </table:table-cell>
          <table:table-cell table:style-name="ce6" office:value-type="string" office:string-value="古坑" calcext:value-type="string">
            <text:p>古坑 </text:p>
          </table:table-cell>
          <table:table-cell table:number-columns-repeated="2" table:style-name="ce34" office:value-type="float" office:value="630" calcext:value-type="float">
            <text:p>630</text:p>
          </table:table-cell>
          <table:table-cell table:style-name="ce18" office:value-type="string" office:string-value="102年度-資本門-其他公共工程-一般小零星工程-設備及投資-公共建設及設施費" calcext:value-type="string">
            <text:p>102年度-資本門-其他公共工程-一般小零星工程-設備及投資-公共建設及設施費 </text:p>
          </table:table-cell>
          <table:table-cell table:style-name="ce6" office:value-type="string" calcext:value-type="string">
            <text:p>雲林縣政府</text:p>
            <text:p>水利處</text:p>
          </table:table-cell>
          <table:table-cell table:style-name="ce6" office:value-type="string" office:string-value="公開招標" calcext:value-type="string">
            <text:p>公開招標 </text:p>
          </table:table-cell>
          <table:table-cell table:style-name="ce8" office:value-type="string" calcext:value-type="string">
            <text:p>春吉工程</text:p>
            <text:p>有限公司</text:p>
          </table:table-cell>
          <table:table-cell table:style-name="ce48" table:number-columns-repeated="1015"/>
        </table:table-row>
        <table:table-row table:style-name="ro5">
          <table:table-cell table:style-name="ce5" office:value-type="string" office:string-value="沈銘恭議員" calcext:value-type="string">
            <text:p>沈銘恭議員 </text:p>
          </table:table-cell>
          <table:table-cell table:style-name="ce22" office:value-type="string" calcext:value-type="string">
            <text:p>古坑村往彌陀寺附近農路改善工程</text:p>
          </table:table-cell>
          <table:table-cell table:style-name="ce5" office:value-type="string" office:string-value="古坑" calcext:value-type="string">
            <text:p>古坑 </text:p>
          </table:table-cell>
          <table:table-cell table:style-name="ce35" office:value-type="float" office:value="1440" calcext:value-type="float">
            <text:p>1440</text:p>
          </table:table-cell>
          <table:table-cell table:style-name="ce34" office:value-type="float" office:value="1440" calcext:value-type="float">
            <text:p>1,440</text:p>
          </table:table-cell>
          <table:table-cell table:style-name="ce17" office:value-type="string" office:string-value="102年度-資本門-其他公共工程-一般小零星工程-設備及投資-公共建設及設施費" calcext:value-type="string">
            <text:p>102年度-資本門-其他公共工程-一般小零星工程-設備及投資-公共建設及設施費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8" office:value-type="string" calcext:value-type="string">
            <text:p>盟達土木包工業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李建志議員" calcext:value-type="string">
            <text:p>李建志議員 </text:p>
          </table:table-cell>
          <table:table-cell table:style-name="ce22" office:value-type="string" calcext:value-type="string">
            <text:p>荷苞山早寮農路護坡及排水設施改善工程</text:p>
          </table:table-cell>
          <table:table-cell table:style-name="ce5" office:value-type="string" office:string-value="古坑" calcext:value-type="string">
            <text:p>古坑 </text:p>
          </table:table-cell>
          <table:table-cell table:style-name="ce35" office:value-type="float" office:value="978" calcext:value-type="float">
            <text:p>978</text:p>
          </table:table-cell>
          <table:table-cell table:style-name="ce34" office:value-type="float" office:value="978" calcext:value-type="float">
            <text:p>978</text:p>
          </table:table-cell>
          <table:table-cell table:style-name="ce17" office:value-type="string" office:string-value="102年度-資本門-其他公共工程-一般小零星工程-設備及投資-公共建設及設施費" calcext:value-type="string">
            <text:p>102年度-資本門-其他公共工程-一般小零星工程-設備及投資-公共建設及設施費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8" office:value-type="string" calcext:value-type="string">
            <text:p>展程土木</text:p>
            <text:p>包工業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陳河山議員" calcext:value-type="string">
            <text:p>陳河山議員 </text:p>
          </table:table-cell>
          <table:table-cell table:style-name="ce17" office:value-type="string" office:string-value="古坑濟善堂上方道路改善工程" calcext:value-type="string">
            <text:p>古坑濟善堂上方道路改善工程 </text:p>
          </table:table-cell>
          <table:table-cell table:style-name="ce5" office:value-type="string" office:string-value="古坑" calcext:value-type="string">
            <text:p>古坑 </text:p>
          </table:table-cell>
          <table:table-cell table:number-columns-repeated="2" table:style-name="ce30" office:value-type="float" office:value="1850" calcext:value-type="float">
            <text:p>1,850 </text:p>
          </table:table-cell>
          <table:table-cell table:style-name="ce17" office:value-type="string" office:string-value="102年度-資本門-其他公共工程-一般小零星工程-設備及投資-公共建設及設施費" calcext:value-type="string">
            <text:p>102年度-資本門-其他公共工程-一般小零星工程-設備及投資-公共建設及設施費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盟達土木包工業 " calcext:value-type="string">
            <text:p>盟達土木包工業 <text:s/>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沈宗隆</text:p>
          </table:table-cell>
          <table:table-cell table:style-name="ce22" office:value-type="string" calcext:value-type="string">
            <text:p>102年度購置班級窗簾計畫案</text:p>
          </table:table-cell>
          <table:table-cell table:style-name="ce8" office:value-type="string" calcext:value-type="string">
            <text:p>文昌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17" office:value-type="string" office:string-value="工務處101年度-資本門-其他公共工程-一般小型零星工程-設備及投資-雜項設備費" calcext:value-type="string">
            <text:p>工務處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建銘窗簾有限公司" calcext:value-type="string">
            <text:p>建銘窗簾有限公司 </text:p>
          </table:table-cell>
          <table:table-cell table:number-columns-repeated="1015"/>
        </table:table-row>
        <table:table-row table:style-name="ro10">
          <table:table-cell table:style-name="ce8" office:value-type="string" calcext:value-type="string">
            <text:p>林琨富</text:p>
          </table:table-cell>
          <table:table-cell table:style-name="ce22" office:value-type="string" calcext:value-type="string">
            <text:p>購置學生課桌椅設備</text:p>
          </table:table-cell>
          <table:table-cell table:style-name="ce8" office:value-type="string" calcext:value-type="string">
            <text:p>饒平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17" office:value-type="string" office:string-value="工務處應付歲出保留款-101年度-資本門-其他公共工程-一般小型零星工程-設備及投資-雜項設備費" calcext:value-type="string">
            <text:p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震達辦公家具有限公司" calcext:value-type="string">
            <text:p>震達辦公家具有限公司 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沈宗隆</text:p>
          </table:table-cell>
          <table:table-cell table:style-name="ce22" office:value-type="string" calcext:value-type="string">
            <text:p>102年度改善教學設備計畫-改善教室燈光照明</text:p>
          </table:table-cell>
          <table:table-cell table:style-name="ce8" office:value-type="string" calcext:value-type="string">
            <text:p>馬光國中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17" office:value-type="string" office:string-value="工務處102年度-資本門-其他公共工程-一般小型零星工程-設備及投資-雜項設備費" calcext:value-type="string">
            <text:p>工務處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美滿電器五金百貨行" calcext:value-type="string">
            <text:p>美滿電器五金百貨行 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黃耀煌</text:p>
          </table:table-cell>
          <table:table-cell table:style-name="ce22" office:value-type="string" calcext:value-type="string">
            <text:p>102年度充實教學電腦設備</text:p>
          </table:table-cell>
          <table:table-cell table:style-name="ce8" office:value-type="string" calcext:value-type="string">
            <text:p>四湖國中</text:p>
          </table:table-cell>
          <table:table-cell table:number-columns-repeated="2" table:style-name="ce36" office:value-type="float" office:value="99" calcext:value-type="float">
            <text:p>99 </text:p>
          </table:table-cell>
          <table:table-cell table:style-name="ce17" office:value-type="string" office:string-value="工務處101年度-資本門-其他公共工程-一般小型零星工程-設備及投資-雜項設備費" calcext:value-type="string">
            <text:p>工務處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17" office:value-type="string" office:string-value="晴鴻資訊公司" calcext:value-type="string">
            <text:p>晴鴻資訊公司 </text:p>
          </table:table-cell>
          <table:table-cell table:style-name="ce47" table:number-columns-repeated="1015"/>
        </table:table-row>
        <table:table-row table:style-name="ro5">
          <table:table-cell table:style-name="ce8" office:value-type="string" calcext:value-type="string">
            <text:p>黃耀煌</text:p>
          </table:table-cell>
          <table:table-cell table:style-name="ce22" office:value-type="string" calcext:value-type="string">
            <text:p>102年度改善及充實教學設備計畫</text:p>
          </table:table-cell>
          <table:table-cell table:style-name="ce8" office:value-type="string" calcext:value-type="string">
            <text:p>金湖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18" office:value-type="string" office:string-value="工務處102年度-資本門-其他公共工程-一般小型零星工程-設備及投資-雜項設備費" calcext:value-type="string">
            <text:p>工務處102年度-資本門-其他公共工程-一般小型零星工程-設備及投資-雜項設備費 </text:p>
          </table:table-cell>
          <table:table-cell table:style-name="ce6" office:value-type="string" office:string-value="教育處" calcext:value-type="string">
            <text:p>教育處 </text:p>
          </table:table-cell>
          <table:table-cell table:style-name="ce6" office:value-type="string" office:string-value="公開招標" calcext:value-type="string">
            <text:p>公開招標 </text:p>
          </table:table-cell>
          <table:table-cell table:style-name="ce18" office:value-type="string" office:string-value="晴鴻資訊公司" calcext:value-type="string">
            <text:p>晴鴻資訊公司 </text:p>
          </table:table-cell>
          <table:table-cell table:style-name="ce48" table:number-columns-repeated="1015"/>
        </table:table-row>
        <table:table-row table:style-name="ro10">
          <table:table-cell table:style-name="ce8" office:value-type="string" calcext:value-type="string">
            <text:p>黃耀煌</text:p>
          </table:table-cell>
          <table:table-cell table:style-name="ce22" office:value-type="string" calcext:value-type="string">
            <text:p>102年度充實教學設備</text:p>
          </table:table-cell>
          <table:table-cell table:style-name="ce8" office:value-type="string" calcext:value-type="string">
            <text:p>仁德國小</text:p>
          </table:table-cell>
          <table:table-cell table:number-columns-repeated="2" table:style-name="ce36" office:value-type="float" office:value="197" calcext:value-type="float">
            <text:p>197 </text:p>
          </table:table-cell>
          <table:table-cell table:style-name="ce17" office:value-type="string" office:string-value="工務處應付歲出保留款-101年度-資本門-其他公共工程-一般小型零星工程-設備及投資-雜項設備費" calcext:value-type="string">
            <text:p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晴鴻資訊公司" calcext:value-type="string">
            <text:p>晴鴻資訊公司 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簡慈坊</text:p>
          </table:table-cell>
          <table:table-cell table:style-name="ce22" office:value-type="string" calcext:value-type="string">
            <text:p>102年度遊戲器材安全地墊修整工程</text:p>
          </table:table-cell>
          <table:table-cell table:style-name="ce8" office:value-type="string" calcext:value-type="string">
            <text:p>石龜國小</text:p>
          </table:table-cell>
          <table:table-cell table:number-columns-repeated="2" table:style-name="ce36" office:value-type="float" office:value="72" calcext:value-type="float">
            <text:p>72 </text:p>
          </table:table-cell>
          <table:table-cell table:style-name="ce17" office:value-type="string" office:string-value="工務處102年度-資本門-其他公共工程-一般小型零星工程-設備及投資" calcext:value-type="string">
            <text:p>工務處102年度-資本門-其他公共工程-一般小型零星工程-設備及投資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17" office:value-type="string" office:string-value="騰日企業社" calcext:value-type="string">
            <text:p>騰日企業社 </text:p>
          </table:table-cell>
          <table:table-cell table:number-columns-repeated="1015"/>
        </table:table-row>
        <table:table-row table:style-name="ro10">
          <table:table-cell table:style-name="ce8" office:value-type="string" calcext:value-type="string">
            <text:p>黃耀煌</text:p>
          </table:table-cell>
          <table:table-cell table:style-name="ce22" office:value-type="string" calcext:value-type="string">
            <text:p>102年度充實班級電腦購置設備</text:p>
          </table:table-cell>
          <table:table-cell table:style-name="ce8" office:value-type="string" calcext:value-type="string">
            <text:p>內湖國小</text:p>
          </table:table-cell>
          <table:table-cell table:number-columns-repeated="2" table:style-name="ce36" office:value-type="float" office:value="99" calcext:value-type="float">
            <text:p>99 </text:p>
          </table:table-cell>
          <table:table-cell table:style-name="ce17" office:value-type="string" office:string-value="工務處應付歲出保留款-101年度-資本門-其他公共工程-一般小型零星工程-設備及投資-雜項設備費" calcext:value-type="string">
            <text:p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17" office:value-type="string" office:string-value="晴鴻資訊公司" calcext:value-type="string">
            <text:p>晴鴻資訊公司 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黃耀煌</text:p>
          </table:table-cell>
          <table:table-cell table:style-name="ce22" office:value-type="string" calcext:value-type="string">
            <text:p>102年度充實教學設備計畫</text:p>
          </table:table-cell>
          <table:table-cell table:style-name="ce8" office:value-type="string" calcext:value-type="string">
            <text:p>林厝國小</text:p>
          </table:table-cell>
          <table:table-cell table:number-columns-repeated="2" table:style-name="ce36" office:value-type="float" office:value="197" calcext:value-type="float">
            <text:p>197 </text:p>
          </table:table-cell>
          <table:table-cell table:style-name="ce17" office:value-type="string" office:string-value="工務處102年度-資本門-其他公共工程-一般小型零星工程-設備及投資-雜項設備費" calcext:value-type="string">
            <text:p>工務處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捷達數位系統股份公司" calcext:value-type="string">
            <text:p>捷達數位系統股份公司 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黃耀煌</text:p>
          </table:table-cell>
          <table:table-cell table:style-name="ce22" office:value-type="string" calcext:value-type="string">
            <text:p>102年度改善教學設備計畫</text:p>
          </table:table-cell>
          <table:table-cell table:style-name="ce8" office:value-type="string" calcext:value-type="string">
            <text:p>四湖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17" office:value-type="string" office:string-value="工務處102年度-資本門-其他公共工程-一般小型零星工程-設備及投資-雜項設備費" calcext:value-type="string">
            <text:p>工務處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晴鴻資訊公司" calcext:value-type="string">
            <text:p>晴鴻資訊公司 </text:p>
          </table:table-cell>
          <table:table-cell table:number-columns-repeated="1015"/>
        </table:table-row>
        <table:table-row table:style-name="ro10">
          <table:table-cell table:style-name="ce8" office:value-type="string" calcext:value-type="string">
            <text:p>王士壬</text:p>
          </table:table-cell>
          <table:table-cell table:style-name="ce22" office:value-type="string" calcext:value-type="string">
            <text:p>102年度改善教學設備計畫</text:p>
          </table:table-cell>
          <table:table-cell table:style-name="ce8" office:value-type="string" calcext:value-type="string">
            <text:p>馬光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17" office:value-type="string" office:string-value="工務處應付歲出保留款-101年度-資本門-其他公共工程-一般小型零星工程-雜項設備費" calcext:value-type="string">
            <text:p>工務處應付歲出保留款-101年度-資本門-其他公共工程-一般小型零星工程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宏碁股份有限公司" calcext:value-type="string">
            <text:p>宏碁股份有限公司 </text:p>
          </table:table-cell>
          <table:table-cell table:style-name="ce47" table:number-columns-repeated="1015"/>
        </table:table-row>
        <table:table-row table:style-name="ro10">
          <table:table-cell table:style-name="ce8" office:value-type="string" calcext:value-type="string">
            <text:p>蘇金煌議長</text:p>
          </table:table-cell>
          <table:table-cell table:style-name="ce22" office:value-type="string" calcext:value-type="string">
            <text:p>102年度改善及充實教學環境設備計畫</text:p>
          </table:table-cell>
          <table:table-cell table:style-name="ce8" office:value-type="string" calcext:value-type="string">
            <text:p>建華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18" office:value-type="string" office:string-value="工務處應付歲出保留款-101年度-資本門-其他公共工程-一般小型零星工程-設備及投資-雜項設備費" calcext:value-type="string">
            <text:p>工務處應付歲出保留款-101年度-資本門-其他公共工程-一般小型零星工程-設備及投資-雜項設備費 </text:p>
          </table:table-cell>
          <table:table-cell table:style-name="ce6" office:value-type="string" office:string-value="教育處" calcext:value-type="string">
            <text:p>教育處 </text:p>
          </table:table-cell>
          <table:table-cell table:style-name="ce6" office:value-type="string" office:string-value="公開招標" calcext:value-type="string">
            <text:p>公開招標 </text:p>
          </table:table-cell>
          <table:table-cell table:style-name="ce18" office:value-type="string" office:string-value="士弘電腦股份有限公司" calcext:value-type="string">
            <text:p>士弘電腦股份有限公司 </text:p>
          </table:table-cell>
          <table:table-cell table:style-name="ce48" table:number-columns-repeated="1015"/>
        </table:table-row>
        <table:table-row table:style-name="ro10">
          <table:table-cell table:style-name="ce8" office:value-type="string" calcext:value-type="string">
            <text:p>蔡孟真</text:p>
          </table:table-cell>
          <table:table-cell table:style-name="ce22" office:value-type="string" calcext:value-type="string">
            <text:p>102年度改善及充實教學環境設備計畫</text:p>
          </table:table-cell>
          <table:table-cell table:style-name="ce8" office:value-type="string" calcext:value-type="string">
            <text:p>僑美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17" office:value-type="string" office:string-value="工務處應付歲出保留款-101年度-資本門-其他公共工程-一般小型零星工程-設備及投資-雜項設備費" calcext:value-type="string">
            <text:p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堉憲營造有限公司" calcext:value-type="string">
            <text:p>堉憲營造有限公司 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沈宗隆</text:p>
          </table:table-cell>
          <table:table-cell table:style-name="ce22" office:value-type="string" calcext:value-type="string">
            <text:p>102年度教室窗簾採購案</text:p>
          </table:table-cell>
          <table:table-cell table:style-name="ce8" office:value-type="string" calcext:value-type="string">
            <text:p>莿桐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17" office:value-type="string" office:string-value="工務處102年度-資本門-其他公共工程-一般小型零星工程-設備及投資-雜項設備費" calcext:value-type="string">
            <text:p>工務處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建銘窗簾有限公司" calcext:value-type="string">
            <text:p>建銘窗簾有限公司 </text:p>
          </table:table-cell>
          <table:table-cell table:number-columns-repeated="1015"/>
        </table:table-row>
        <table:table-row table:style-name="ro10">
          <table:table-cell table:style-name="ce8" office:value-type="string" calcext:value-type="string">
            <text:p>黃耀煌</text:p>
          </table:table-cell>
          <table:table-cell table:style-name="ce22" office:value-type="string" calcext:value-type="string">
            <text:p>102年度改善教學及環境設備-購置一般型電腦、單槍投影機</text:p>
          </table:table-cell>
          <table:table-cell table:style-name="ce8" office:value-type="string" calcext:value-type="string">
            <text:p>僑和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17" office:value-type="string" office:string-value="工務處應付歲出保留款-101年度-資本門-其他公共工程-一般小型零星工程-設備及投資-雜項設備費" calcext:value-type="string">
            <text:p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晴鴻資訊公司" calcext:value-type="string">
            <text:p>晴鴻資訊公司 </text:p>
          </table:table-cell>
          <table:table-cell table:number-columns-repeated="1015"/>
        </table:table-row>
        <table:table-row table:style-name="ro10">
          <table:table-cell table:style-name="ce8" office:value-type="string" calcext:value-type="string">
            <text:p>鄭東來</text:p>
          </table:table-cell>
          <table:table-cell table:style-name="ce22" office:value-type="string" calcext:value-type="string">
            <text:p>102年度改善教學設備計畫-購置短焦互動投影機</text:p>
          </table:table-cell>
          <table:table-cell table:style-name="ce8" office:value-type="string" calcext:value-type="string">
            <text:p>溪洲國小</text:p>
          </table:table-cell>
          <table:table-cell table:number-columns-repeated="2" table:style-name="ce36" office:value-type="float" office:value="122" calcext:value-type="float">
            <text:p>122 </text:p>
          </table:table-cell>
          <table:table-cell table:style-name="ce17" office:value-type="string" office:string-value="工務處應付歲出保留款-101年度-資本門-其他公共工程-一般小型零星工程-設備及投資-雜項設備費" calcext:value-type="string">
            <text:p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捷達數位系統股份公司" calcext:value-type="string">
            <text:p>捷達數位系統股份公司 </text:p>
          </table:table-cell>
          <table:table-cell table:number-columns-repeated="1015"/>
        </table:table-row>
        <table:table-row table:style-name="ro10">
          <table:table-cell table:style-name="ce8" office:value-type="string" calcext:value-type="string">
            <text:p>江文登</text:p>
          </table:table-cell>
          <table:table-cell table:style-name="ce22" office:value-type="string" calcext:value-type="string">
            <text:p>102年度改善教學設備計畫</text:p>
          </table:table-cell>
          <table:table-cell table:style-name="ce8" office:value-type="string" calcext:value-type="string">
            <text:p>梅林國小</text:p>
          </table:table-cell>
          <table:table-cell table:number-columns-repeated="2" table:style-name="ce36" office:value-type="float" office:value="100" calcext:value-type="float">
            <text:p>100 </text:p>
          </table:table-cell>
          <table:table-cell table:style-name="ce17" office:value-type="string" office:string-value="工務處應付歲出保留款-101年度-資本門-其他公共工程-一般小型零星工程-設備及投資-雜項設備費" calcext:value-type="string">
            <text:p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17" office:value-type="string" office:string-value="鉅銳國際股份有限公司" calcext:value-type="string">
            <text:p>鉅銳國際股份有限公司 </text:p>
          </table:table-cell>
          <table:table-cell table:style-name="ce47" table:number-columns-repeated="1015"/>
        </table:table-row>
        <table:table-row table:style-name="ro22">
          <table:table-cell table:style-name="ce10" office:value-type="string" calcext:value-type="string">
            <text:p>黃耀煌議員</text:p>
          </table:table-cell>
          <table:table-cell table:style-name="ce23" office:value-type="string" calcext:value-type="string">
            <text:p>102年度充實教學設備</text:p>
          </table:table-cell>
          <table:table-cell table:style-name="ce10" office:value-type="string" calcext:value-type="string">
            <text:p>誠正國小</text:p>
          </table:table-cell>
          <table:table-cell table:number-columns-repeated="2" table:style-name="ce37" office:value-type="float" office:value="197" calcext:value-type="float">
            <text:p>197 </text:p>
          </table:table-cell>
          <table:table-cell table:style-name="ce42" office:value-type="string" office:string-value="工務處應付歲出保留款-101年度-資本門-其他公共工程-一般小型零星工程-設備及投資-雜項設備費(1萬4,248元)、工務處102年度-資本門-其他公共工程-一般小型零星工程-設備及投資-雜項設備費(18萬3,121元)" calcext:value-type="string">
            <text:p>工務處應付歲出保留款-101年度-資本門-其他公共工程-一般小型零星工程-設備及投資-雜項設備費(1萬4,248元)、工務處102年度-資本門-其他公共工程-一般小型零星工程-設備及投資-雜項設備費(18萬3,121元) </text:p>
          </table:table-cell>
          <table:table-cell table:style-name="ce44" office:value-type="string" office:string-value="教育處" calcext:value-type="string">
            <text:p>教育處 </text:p>
          </table:table-cell>
          <table:table-cell table:style-name="ce44" office:value-type="string" office:string-value="公開招標" calcext:value-type="string">
            <text:p>公開招標 </text:p>
          </table:table-cell>
          <table:table-cell table:style-name="ce42" office:value-type="string" office:string-value="捷達數位系統股份公司" calcext:value-type="string">
            <text:p>捷達數位系統股份公司 </text:p>
          </table:table-cell>
          <table:table-cell table:style-name="ce50" table:number-columns-repeated="1015"/>
        </table:table-row>
        <table:table-row table:style-name="ro5">
          <table:table-cell table:style-name="ce8" office:value-type="string" calcext:value-type="string">
            <text:p>王鐵道</text:p>
          </table:table-cell>
          <table:table-cell table:style-name="ce22" office:value-type="string" calcext:value-type="string">
            <text:p>102年度改善教學設備經費</text:p>
          </table:table-cell>
          <table:table-cell table:style-name="ce8" office:value-type="string" calcext:value-type="string">
            <text:p>中山國小</text:p>
          </table:table-cell>
          <table:table-cell table:number-columns-repeated="2" table:style-name="ce36" office:value-type="float" office:value="100" calcext:value-type="float">
            <text:p>100 </text:p>
          </table:table-cell>
          <table:table-cell table:style-name="ce17" office:value-type="string" office:string-value="工務處102年度-資本門-其他公共工程-一般小型零星工程-設備及投資-雜項設備費" calcext:value-type="string">
            <text:p>工務處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17" office:value-type="string" office:string-value="正郁室內裝修有限公司" calcext:value-type="string">
            <text:p>正郁室內裝修有限公司 </text:p>
          </table:table-cell>
          <table:table-cell table:number-columns-repeated="1015"/>
        </table:table-row>
        <table:table-row table:style-name="ro10">
          <table:table-cell table:style-name="ce8" office:value-type="string" calcext:value-type="string">
            <text:p>蘇金煌議長</text:p>
          </table:table-cell>
          <table:table-cell table:style-name="ce22" office:value-type="string" calcext:value-type="string">
            <text:p>102年度充實教學設備計畫</text:p>
          </table:table-cell>
          <table:table-cell table:style-name="ce8" office:value-type="string" calcext:value-type="string">
            <text:p>四湖國中</text:p>
          </table:table-cell>
          <table:table-cell table:number-columns-repeated="2" table:style-name="ce36" office:value-type="float" office:value="98" calcext:value-type="float">
            <text:p>98 </text:p>
          </table:table-cell>
          <table:table-cell table:style-name="ce17" office:value-type="string" office:string-value="工務處應付歲出保留款-101年度-資本門-其他公共工程-一般小型零星工程-設備及投資-雜項設備費" calcext:value-type="string">
            <text:p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17" office:value-type="string" office:string-value="晴鴻資訊公司" calcext:value-type="string">
            <text:p>晴鴻資訊公司 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江文登</text:p>
          </table:table-cell>
          <table:table-cell table:style-name="ce22" office:value-type="string" calcext:value-type="string">
            <text:p>102年度改善教學環境-購置課桌椅</text:p>
          </table:table-cell>
          <table:table-cell table:style-name="ce8" office:value-type="string" calcext:value-type="string">
            <text:p>鎮東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17" office:value-type="string" office:string-value="工務處102年度-資本門-其他公共工程-一般小型零星工程-設備及投資-雜項設備費" calcext:value-type="string">
            <text:p>工務處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洪安興業有限公司" calcext:value-type="string">
            <text:p>洪安興業有限公司 </text:p>
          </table:table-cell>
          <table:table-cell table:number-columns-repeated="1015"/>
        </table:table-row>
        <table:table-row table:style-name="ro10">
          <table:table-cell table:style-name="ce8" office:value-type="string" calcext:value-type="string">
            <text:p>蔡岳儒</text:p>
          </table:table-cell>
          <table:table-cell table:style-name="ce22" office:value-type="string" calcext:value-type="string">
            <text:p>102年度充實教學設備經費</text:p>
          </table:table-cell>
          <table:table-cell table:style-name="ce8" office:value-type="string" calcext:value-type="string">
            <text:p>東勢國小</text:p>
          </table:table-cell>
          <table:table-cell table:number-columns-repeated="2" table:style-name="ce36" office:value-type="float" office:value="182" calcext:value-type="float">
            <text:p>182 </text:p>
          </table:table-cell>
          <table:table-cell table:style-name="ce17" office:value-type="string" office:string-value="工務處應付歲出保留款-101年度-資本門-其他公共工程-一般小型零星工程-設備及投資-雜項設備費" calcext:value-type="string">
            <text:p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晴鴻資訊公司" calcext:value-type="string">
            <text:p>晴鴻資訊公司 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沈宗隆</text:p>
          </table:table-cell>
          <table:table-cell table:style-name="ce22" office:value-type="string" calcext:value-type="string">
            <text:p>102年度改善教學環境設備</text:p>
          </table:table-cell>
          <table:table-cell table:style-name="ce8" office:value-type="string" calcext:value-type="string">
            <text:p>褒忠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17" office:value-type="string" office:string-value="工務處102年度-資本門-其他公共工程-一般小型零星工程-設備及投資-雜項設備費" calcext:value-type="string">
            <text:p>工務處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富州電腦有限公司" calcext:value-type="string">
            <text:p>富州電腦有限公司 </text:p>
          </table:table-cell>
          <table:table-cell table:style-name="ce47" table:number-columns-repeated="1015"/>
        </table:table-row>
        <table:table-row table:style-name="ro5">
          <table:table-cell table:style-name="ce8" office:value-type="string" calcext:value-type="string">
            <text:p>翁水上</text:p>
          </table:table-cell>
          <table:table-cell table:style-name="ce22" office:value-type="string" calcext:value-type="string">
            <text:p>102年度充實教學設備</text:p>
          </table:table-cell>
          <table:table-cell table:style-name="ce8" office:value-type="string" calcext:value-type="string">
            <text:p>好收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18" office:value-type="string" office:string-value="工務處102年度-資本門-其他公共工程-一般小型零星工程-設備及投資-雜項設備費" calcext:value-type="string">
            <text:p>工務處102年度-資本門-其他公共工程-一般小型零星工程-設備及投資-雜項設備費 </text:p>
          </table:table-cell>
          <table:table-cell table:style-name="ce6" office:value-type="string" office:string-value="教育處" calcext:value-type="string">
            <text:p>教育處 </text:p>
          </table:table-cell>
          <table:table-cell table:style-name="ce6" office:value-type="string" office:string-value="公開招標" calcext:value-type="string">
            <text:p>公開招標 </text:p>
          </table:table-cell>
          <table:table-cell table:style-name="ce18" office:value-type="string" office:string-value="捷達數位系統股份公司" calcext:value-type="string">
            <text:p>捷達數位系統股份公司 </text:p>
          </table:table-cell>
          <table:table-cell table:style-name="ce48" table:number-columns-repeated="1015"/>
        </table:table-row>
        <table:table-row table:style-name="ro23">
          <table:table-cell table:style-name="ce8" office:value-type="string" calcext:value-type="string">
            <text:p>黃文祥</text:p>
          </table:table-cell>
          <table:table-cell table:style-name="ce22" office:value-type="string" calcext:value-type="string">
            <text:p>102年度充實教學環境設施計畫-專科教室大樓視聽教學設備採購</text:p>
          </table:table-cell>
          <table:table-cell table:style-name="ce8" office:value-type="string" calcext:value-type="string">
            <text:p>頂湖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17" office:value-type="string" office:string-value="工務處應付歲出保留款-101年度-資本門-其他公共工程-一般小型零星工程-設備及投資-雜項設備費" calcext:value-type="string">
            <text:p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卡色式科技有限公司、景誠電子有限公司、基匠企業有限公司、康來企業有限公司" calcext:value-type="string">
            <text:p>卡色式科技有限公司、景誠電子有限公司、基匠企業有限公司、康來企業有限公司 </text:p>
          </table:table-cell>
          <table:table-cell table:number-columns-repeated="1015"/>
        </table:table-row>
        <table:table-row table:style-name="ro10">
          <table:table-cell table:style-name="ce8" office:value-type="string" calcext:value-type="string">
            <text:p>王鐵道</text:p>
          </table:table-cell>
          <table:table-cell table:style-name="ce22" office:value-type="string" calcext:value-type="string">
            <text:p>102年度校園廣播系統工程</text:p>
          </table:table-cell>
          <table:table-cell table:style-name="ce8" office:value-type="string" calcext:value-type="string">
            <text:p>大新國小</text:p>
          </table:table-cell>
          <table:table-cell table:number-columns-repeated="2" table:style-name="ce36" office:value-type="float" office:value="528" calcext:value-type="float">
            <text:p>528 </text:p>
          </table:table-cell>
          <table:table-cell table:style-name="ce17" office:value-type="string" office:string-value="工務處應付歲出保留款-101年度-資本門-其他公共工程-一般小型零星工程-設備及投資-公共建設及設施費" calcext:value-type="string">
            <text:p>工務處應付歲出保留款-101年度-資本門-其他公共工程-一般小型零星工程-設備及投資-公共建設及設施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宇峰科技工程有限公司" calcext:value-type="string">
            <text:p>宇峰科技工程有限公司 </text:p>
          </table:table-cell>
          <table:table-cell table:number-columns-repeated="1015"/>
        </table:table-row>
        <table:table-row table:style-name="ro10">
          <table:table-cell table:style-name="ce8" office:value-type="string" calcext:value-type="string">
            <text:p>沈宗隆</text:p>
          </table:table-cell>
          <table:table-cell table:style-name="ce22" office:value-type="string" calcext:value-type="string">
            <text:p>102年度多功能專科教室暨會議室整建計畫</text:p>
          </table:table-cell>
          <table:table-cell table:style-name="ce8" office:value-type="string" calcext:value-type="string">
            <text:p>土庫國中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17" office:value-type="string" office:string-value="工務處102年度-資本門-其他公共工程-一般小型零星工程-設備及投資-公共建設及設施費" calcext:value-type="string">
            <text:p>工務處102年度-資本門-其他公共工程-一般小型零星工程-設備及投資-公共建設及設施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創勝科技股份有限公司" calcext:value-type="string">
            <text:p>創勝科技股份有限公司 </text:p>
          </table:table-cell>
          <table:table-cell table:number-columns-repeated="1015"/>
        </table:table-row>
        <table:table-row table:style-name="ro24">
          <table:table-cell table:style-name="ce8" office:value-type="string" calcext:value-type="string">
            <text:p>蘇金煌議長</text:p>
          </table:table-cell>
          <table:table-cell table:style-name="ce22" office:value-type="string" calcext:value-type="string">
            <text:p>102年度改善教學設備計畫</text:p>
          </table:table-cell>
          <table:table-cell table:style-name="ce8" office:value-type="string" calcext:value-type="string">
            <text:p>飛沙國中</text:p>
          </table:table-cell>
          <table:table-cell table:number-columns-repeated="2" table:style-name="ce36" office:value-type="float" office:value="192" calcext:value-type="float">
            <text:p>192 </text:p>
          </table:table-cell>
          <table:table-cell table:style-name="ce17" office:value-type="string" office:string-value="工務處應付歲出保留款-101年度-資本門-其他公共工程-一般小型零星工程-設備及投資-雜項設備費" calcext:value-type="string">
            <text:p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堯品企業有限公司、聯邦電腦有限公司、全韻文化企業有限公司" calcext:value-type="string">
            <text:p>堯品企業有限公司、聯邦電腦有限公司、全韻文化企業有限公司 </text:p>
          </table:table-cell>
          <table:table-cell table:number-columns-repeated="1015"/>
        </table:table-row>
        <table:table-row table:style-name="ro10">
          <table:table-cell table:style-name="ce8" office:value-type="string" calcext:value-type="string">
            <text:p>黃耀煌</text:p>
          </table:table-cell>
          <table:table-cell table:style-name="ce22" office:value-type="string" calcext:value-type="string">
            <text:p>102年度改善及充實教學環境設備</text:p>
          </table:table-cell>
          <table:table-cell table:style-name="ce8" office:value-type="string" calcext:value-type="string">
            <text:p>泉州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17" office:value-type="string" office:string-value="工務處應付歲出保留款-102年度-資本門-其他公共工程-一般小型零星工程-設備及投資-雜項設備費" calcext:value-type="string">
            <text:p>工務處應付歲出保留款-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晴鴻資訊公司" calcext:value-type="string">
            <text:p>晴鴻資訊公司 </text:p>
          </table:table-cell>
          <table:table-cell table:style-name="ce47" table:number-columns-repeated="1015"/>
        </table:table-row>
        <table:table-row table:style-name="ro25">
          <table:table-cell table:style-name="ce8" office:value-type="string" calcext:value-type="string">
            <text:p>周秀月</text:p>
          </table:table-cell>
          <table:table-cell table:style-name="ce22" office:value-type="string" calcext:value-type="string">
            <text:p>102年度改善學生活動中心環境設備</text:p>
          </table:table-cell>
          <table:table-cell table:style-name="ce8" office:value-type="string" calcext:value-type="string">
            <text:p>雲林國小</text:p>
          </table:table-cell>
          <table:table-cell table:number-columns-repeated="2" table:style-name="ce36" office:value-type="float" office:value="240" calcext:value-type="float">
            <text:p>240 </text:p>
          </table:table-cell>
          <table:table-cell table:style-name="ce18" office:value-type="string" office:string-value="工務處應付歲出保留款-101年度-資本門-其他公共工程-一般小型零星工程-設備及投資-雜項設備費(8萬元)、102年雲林縣地方教育發展基金-國民中學教育及督導-國民教育科-補(協)助政府機關(構)(整建國民中小學教育設施計畫)(16萬元)" calcext:value-type="string">
            <text:p>工務處應付歲出保留款-101年度-資本門-其他公共工程-一般小型零星工程-設備及投資-雜項設備費(8萬元)、102年雲林縣地方教育發展基金-國民中學教育及督導-國民教育科-補(協)助政府機關(構)(整建國民中小學教育設施計畫)(16萬元) </text:p>
          </table:table-cell>
          <table:table-cell table:style-name="ce6" office:value-type="string" office:string-value="教育處" calcext:value-type="string">
            <text:p>教育處 </text:p>
          </table:table-cell>
          <table:table-cell table:style-name="ce6" office:value-type="string" office:string-value="公開招標" calcext:value-type="string">
            <text:p>公開招標 </text:p>
          </table:table-cell>
          <table:table-cell table:style-name="ce18" office:value-type="string" office:string-value="加加福家具行" calcext:value-type="string">
            <text:p>加加福家具行 </text:p>
          </table:table-cell>
          <table:table-cell table:style-name="ce48" table:number-columns-repeated="1015"/>
        </table:table-row>
        <table:table-row table:style-name="ro10">
          <table:table-cell table:style-name="ce8" office:value-type="string" calcext:value-type="string">
            <text:p>黃耀煌</text:p>
          </table:table-cell>
          <table:table-cell table:style-name="ce22" office:value-type="string" calcext:value-type="string">
            <text:p>102年度改善及充實教學環境設備</text:p>
          </table:table-cell>
          <table:table-cell table:style-name="ce8" office:value-type="string" calcext:value-type="string">
            <text:p>平和國小</text:p>
          </table:table-cell>
          <table:table-cell table:number-columns-repeated="2" table:style-name="ce36" office:value-type="float" office:value="90" calcext:value-type="float">
            <text:p>90 </text:p>
          </table:table-cell>
          <table:table-cell table:style-name="ce17" office:value-type="string" office:string-value="工務處應付歲出保留款-102年度-資本門-其他公共工程-一般小型零星工程-設備及投資-雜項設備費" calcext:value-type="string">
            <text:p>工務處應付歲出保留款-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17" office:value-type="string" office:string-value="民能企業有限公司" calcext:value-type="string">
            <text:p>民能企業有限公司 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黃耀煌</text:p>
          </table:table-cell>
          <table:table-cell table:style-name="ce22" office:value-type="string" calcext:value-type="string">
            <text:p>102年度改善及充實教學環境設備-數位式影印機採購</text:p>
          </table:table-cell>
          <table:table-cell table:style-name="ce8" office:value-type="string" calcext:value-type="string">
            <text:p>鎮南國小</text:p>
          </table:table-cell>
          <table:table-cell table:number-columns-repeated="2" table:style-name="ce36" office:value-type="float" office:value="90" calcext:value-type="float">
            <text:p>90 </text:p>
          </table:table-cell>
          <table:table-cell table:style-name="ce17" office:value-type="string" office:string-value="工務處102年度-資本門-其他公共工程-一般小型零星工程-設備及投資-雜項設備費" calcext:value-type="string">
            <text:p>工務處102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17" office:value-type="string" office:string-value="民能企業有限公司" calcext:value-type="string">
            <text:p>民能企業有限公司 </text:p>
          </table:table-cell>
          <table:table-cell table:number-columns-repeated="1015"/>
        </table:table-row>
        <table:table-row table:style-name="ro10">
          <table:table-cell table:style-name="ce8" office:value-type="string" calcext:value-type="string">
            <text:p>陳瑞雄</text:p>
          </table:table-cell>
          <table:table-cell table:style-name="ce22" office:value-type="string" calcext:value-type="string">
            <text:p>102年度改善教學環境購置電腦資訊設備實施計畫</text:p>
          </table:table-cell>
          <table:table-cell table:style-name="ce8" office:value-type="string" calcext:value-type="string">
            <text:p>光復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17" office:value-type="string" office:string-value="工務處應付歲出保留款-101年度-資本門-其他公共工程-一般小型零星工程-設備及投資-雜項設備費" calcext:value-type="string">
            <text:p>工務處應付歲出保留款-101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尚未發包" calcext:value-type="string">
            <text:p>尚未發包 </text:p>
          </table:table-cell>
          <table:table-cell table:number-columns-repeated="1015"/>
        </table:table-row>
        <table:table-row table:style-name="ro10">
          <table:table-cell table:style-name="ce8" office:value-type="string" calcext:value-type="string">
            <text:p>黃耀煌</text:p>
          </table:table-cell>
          <table:table-cell table:style-name="ce22" office:value-type="string" calcext:value-type="string">
            <text:p>102年度改善教學環境及更新設備</text:p>
          </table:table-cell>
          <table:table-cell table:style-name="ce8" office:value-type="string" calcext:value-type="string">
            <text:p>東勢國中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17" office:value-type="string" office:string-value="工務處102年度墊付款-資本門-其他公共工程-一般小型零星工程-設備及投資-公共建設及設施費" calcext:value-type="string">
            <text:p>工務處102年度墊付款-資本門-其他公共工程-一般小型零星工程-設備及投資-公共建設及設施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民能企業有限公司" calcext:value-type="string">
            <text:p>民能企業有限公司 </text:p>
          </table:table-cell>
          <table:table-cell table:style-name="ce47" table:number-columns-repeated="1015"/>
        </table:table-row>
        <table:table-row table:style-name="ro5">
          <table:table-cell table:style-name="ce8" office:value-type="string" calcext:value-type="string">
            <text:p>黃耀煌</text:p>
          </table:table-cell>
          <table:table-cell table:style-name="ce22" office:value-type="string" calcext:value-type="string">
            <text:p>102年度改善教學環境-活動式投影機、布幕、筆記型電腦</text:p>
          </table:table-cell>
          <table:table-cell table:style-name="ce8" office:value-type="string" calcext:value-type="string">
            <text:p>潮厝國小</text:p>
          </table:table-cell>
          <table:table-cell table:number-columns-repeated="2" table:style-name="ce36" office:value-type="float" office:value="95" calcext:value-type="float">
            <text:p>95 </text:p>
          </table:table-cell>
          <table:table-cell table:style-name="ce18" office:value-type="string" office:string-value="102年度-資本門-其他公共工程-一般小型零星工程-設備及投資-雜項設備費" calcext:value-type="string">
            <text:p>102年度-資本門-其他公共工程-一般小型零星工程-設備及投資-雜項設備費 </text:p>
          </table:table-cell>
          <table:table-cell table:style-name="ce6" office:value-type="string" office:string-value="教育處" calcext:value-type="string">
            <text:p>教育處 </text:p>
          </table:table-cell>
          <table:table-cell table:style-name="ce6" office:value-type="string" office:string-value="逕洽廠商" calcext:value-type="string">
            <text:p>逕洽廠商 </text:p>
          </table:table-cell>
          <table:table-cell table:style-name="ce18" office:value-type="string" office:string-value="尚未發包" calcext:value-type="string">
            <text:p>尚未發包 </text:p>
          </table:table-cell>
          <table:table-cell table:style-name="ce48" table:number-columns-repeated="1015"/>
        </table:table-row>
        <table:table-row table:style-name="ro26">
          <table:table-cell table:style-name="ce8" office:value-type="string" calcext:value-type="string">
            <text:p>陳瑞雄</text:p>
          </table:table-cell>
          <table:table-cell table:style-name="ce22" office:value-type="string" calcext:value-type="string">
            <text:p>102年度改善及充實教學環境設備</text:p>
          </table:table-cell>
          <table:table-cell table:style-name="ce8" office:value-type="string" calcext:value-type="string">
            <text:p>虎尾國中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17" office:value-type="string" office:string-value="工務處應付歲出保留款-101年度-資本門-其他公共工程-一般小型零星工程-設備及投資-雜項設備費(11萬8,422元)、102年度-資本門-其他公共工程-一般小型零星工程-設備及投資-雜項設備費(8萬1,578元)" calcext:value-type="string">
            <text:p>工務處應付歲出保留款-101年度-資本門-其他公共工程-一般小型零星工程-設備及投資-雜項設備費(11萬8,422元)、102年度-資本門-其他公共工程-一般小型零星工程-設備及投資-雜項設備費(8萬1,578元)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尚未發包" calcext:value-type="string">
            <text:p>尚未發包 </text:p>
          </table:table-cell>
          <table:table-cell table:number-columns-repeated="1015"/>
        </table:table-row>
        <table:table-row table:style-name="ro10">
          <table:table-cell table:style-name="ce8" office:value-type="string" calcext:value-type="string">
            <text:p>王鐵道</text:p>
          </table:table-cell>
          <table:table-cell table:style-name="ce22" office:value-type="string" calcext:value-type="string">
            <text:p>101年度操場周邊設施改善工程計畫</text:p>
          </table:table-cell>
          <table:table-cell table:style-name="ce8" office:value-type="string" calcext:value-type="string">
            <text:p>文昌國小</text:p>
          </table:table-cell>
          <table:table-cell table:number-columns-repeated="2" table:style-name="ce36" office:value-type="float" office:value="3600" calcext:value-type="float">
            <text:p>3,600 </text:p>
          </table:table-cell>
          <table:table-cell table:style-name="ce17" office:value-type="string" office:string-value="工務處102年度-資本門-其他公共工程-一般小型零星工程-設備及投資-公共建設及設施費" calcext:value-type="string">
            <text:p>工務處102年度-資本門-其他公共工程-一般小型零星工程-設備及投資-公共建設及設施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精工工程股份有限公司" calcext:value-type="string">
            <text:p>精工工程股份有限公司 </text:p>
          </table:table-cell>
          <table:table-cell table:number-columns-repeated="1015"/>
        </table:table-row>
        <table:table-row table:style-name="ro10">
          <table:table-cell table:style-name="ce8" office:value-type="string" calcext:value-type="string">
            <text:p>林建鴻</text:p>
          </table:table-cell>
          <table:table-cell table:style-name="ce22" office:value-type="string" calcext:value-type="string">
            <text:p>102年度改善教學環境工程</text:p>
          </table:table-cell>
          <table:table-cell table:style-name="ce8" office:value-type="string" calcext:value-type="string">
            <text:p>橋頭國小</text:p>
          </table:table-cell>
          <table:table-cell table:number-columns-repeated="2" table:style-name="ce36" office:value-type="float" office:value="500" calcext:value-type="float">
            <text:p>500 </text:p>
          </table:table-cell>
          <table:table-cell table:style-name="ce17" office:value-type="string" office:string-value="工務處102年度-資本門-其他公共工程-一般小型零星工程-設備及投資-公共建設及設施費" calcext:value-type="string">
            <text:p>工務處102年度-資本門-其他公共工程-一般小型零星工程-設備及投資-公共建設及設施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尚未發包" calcext:value-type="string">
            <text:p>尚未發包 </text:p>
          </table:table-cell>
          <table:table-cell table:number-columns-repeated="1015"/>
        </table:table-row>
        <table:table-row table:style-name="ro10">
          <table:table-cell table:style-name="ce8" office:value-type="string" calcext:value-type="string">
            <text:p>陳瑞雄</text:p>
          </table:table-cell>
          <table:table-cell table:style-name="ce22" office:value-type="string" calcext:value-type="string">
            <text:p>102年度不銹鋼遮雨棚新建工程</text:p>
          </table:table-cell>
          <table:table-cell table:style-name="ce8" office:value-type="string" calcext:value-type="string">
            <text:p>虎尾國小</text:p>
          </table:table-cell>
          <table:table-cell table:number-columns-repeated="2" table:style-name="ce36" office:value-type="float" office:value="408" calcext:value-type="float">
            <text:p>408 </text:p>
          </table:table-cell>
          <table:table-cell table:style-name="ce17" office:value-type="string" office:string-value="工務處應付歲出保留款101年度-資本門-其他公共工程-一般小型零星工程-設備及投資-公共建設及設施費" calcext:value-type="string">
            <text:p>工務處應付歲出保留款101年度-資本門-其他公共工程-一般小型零星工程-設備及投資-公共建設及設施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17" office:value-type="string" office:string-value="尚未發包" calcext:value-type="string">
            <text:p>尚未發包 </text:p>
          </table:table-cell>
          <table:table-cell table:number-columns-repeated="1015"/>
        </table:table-row>
        <table:table-row table:style-name="ro27">
          <table:table-cell table:style-name="ce11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11"/>
          <table:table-cell table:style-name="ce38" table:formula="of:=SUM([.D6:.D83])" office:value-type="float" office:value="64470" calcext:value-type="float">
            <text:p>64,470 </text:p>
          </table:table-cell>
          <table:table-cell table:style-name="ce38" table:formula="of:=SUM([.E6:.E83])" office:value-type="float" office:value="63913.5" calcext:value-type="float">
            <text:p>63,914 </text:p>
          </table:table-cell>
          <table:table-cell table:style-name="ce6" table:number-columns-repeated="4"/>
          <table:table-cell table:number-columns-repeated="1015"/>
        </table:table-row>
        <table:table-row table:style-name="ro27">
          <table:table-cell table:style-name="ce12" office:value-type="string" calcext:value-type="string">
            <text:p>註：1.本表主辦機關為行政院主計總處。</text:p>
          </table:table-cell>
          <table:table-cell table:number-columns-repeated="1023"/>
        </table:table-row>
        <table:table-row table:style-name="ro27">
          <table:table-cell table:style-name="ce13"/>
          <table:table-cell table:style-name="ce24" table:number-columns-spanned="3" table:number-rows-spanned="1"/>
          <table:covered-table-cell table:number-columns-repeated="2" table:style-name="ce24"/>
          <table:table-cell table:style-name="ce40" table:number-columns-repeated="1020"/>
        </table:table-row>
        <table:table-row table:style-name="ro28" table:number-rows-repeated="1048489">
          <table:table-cell table:number-columns-repeated="1024"/>
        </table:table-row>
        <table:table-row table:style-name="ro28">
          <table:table-cell table:number-columns-repeated="1024"/>
        </table:table-row>
        <table:named-expressions>
          <table:named-range table:name="Excel_BuiltIn_Print_Titles" table:base-cell-address="$議員4.$A$1" table:cell-range-address="$議員4.$A$1:.$AMJ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$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NT$</number:text>
      <number:number number:decimal-places="0" loext:min-decimal-places="0" number:min-integer-digits="1" number:grouping="true"/>
    </number:number-style>
    <number:number-style style:name="N175">
      <number:text>-NT$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text>NT$</number:text>
      <number:number number:decimal-places="0" loext:min-decimal-places="0" number:min-integer-digits="1" number:grouping="true"/>
    </number:number-style>
    <number:number-style style:name="N176">
      <style:text-properties fo:color="#ff0000"/>
      <number:text>-NT$</number:text>
      <number:number number:decimal-places="0" loext:min-decimal-places="0" number:min-integer-digits="1" number:grouping="true"/>
      <style:map style:condition="value()&gt;=0" style:apply-style-name="N176P0"/>
    </number:number-style>
    <number:number-style style:name="N178P0" style:volatile="true">
      <number:text>NT$</number:text>
      <number:number number:decimal-places="2" loext:min-decimal-places="2" number:min-integer-digits="1" number:grouping="true"/>
    </number:number-style>
    <number:number-style style:name="N178">
      <number:text>-NT$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79P0" style:volatile="true">
      <number:text>NT$</number:text>
      <number:number number:decimal-places="2" loext:min-decimal-places="2" number:min-integer-digits="1" number:grouping="true"/>
    </number:number-style>
    <number:number-style style:name="N179">
      <style:text-properties fo:color="#ff0000"/>
      <number:text>-NT$</number:text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3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NT$</loext:text>
      <loext:fill-character> </loext:fill-character>
      <number:text>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text> 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-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2" style:volatile="true">
      <loext:text> NT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6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">
      <number:number number:decimal-places="0" loext:min-decimal-places="0" number:min-integer-digits="1" number:grouping="true"/>
      <number:text> </number:text>
    </number:number-style>
    <number:number-style style:name="N199P0" style:volatile="true">
      <number:number number:decimal-places="0" loext:min-decimal-places="0" number:min-integer-digits="1" number:grouping="true"/>
      <number:text> </number:text>
    </number:number-style>
    <number:number-style style:name="N19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9P0"/>
    </number:number-style>
    <number:percentage-style style:name="N200">
      <number:number number:decimal-places="1" loext:min-decimal-places="1" number:min-integer-digits="1"/>
      <number:text>%</number:text>
    </number:percentage-style>
    <number:number-style style:name="N201">
      <number:number number:decimal-places="1" loext:min-decimal-places="1" number:min-integer-digits="1" number:grouping="true"/>
      <number:text> </number:text>
    </number:number-style>
    <number:number-style style:name="N202">
      <number:number number:decimal-places="2" loext:min-decimal-places="2" number:min-integer-digits="1" number:grouping="true"/>
      <number:text> </number:text>
    </number:number-style>
    <number:number-style style:name="N203">
      <number:number number:decimal-places="3" loext:min-decimal-places="3" number:min-integer-digits="1" number:grouping="true"/>
      <number:text> </number:text>
    </number:number-style>
    <number:number-style style:name="N206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6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4" loext:min-decimal-places="4" number:min-integer-digits="1" number:grouping="true"/>
      <number:text> </number:text>
    </number:number-style>
    <number:number-style style:name="N208">
      <number:number number:decimal-places="2" loext:min-decimal-places="2" number:min-integer-digits="1" number:grouping="true" number:display-factor="1000"/>
    </number:number-style>
    <number:number-style style:name="N209">
      <number:number number:decimal-places="2" loext:min-decimal-places="2" number:min-integer-digits="1" number:grouping="true" number:display-factor="1000"/>
      <number:text> </number:text>
    </number:number-style>
    <number:number-style style:name="N210">
      <number:number number:decimal-places="3" loext:min-decimal-places="3" number:min-integer-digits="1" number:grouping="true" number:display-factor="1000"/>
      <number:text> </number:text>
    </number:number-style>
    <number:number-style style:name="N211P0" style:volatile="true">
      <number:number number:decimal-places="2" loext:min-decimal-places="2" number:min-integer-digits="1" number:grouping="true"/>
      <number:text> </number:text>
    </number:number-style>
    <number:number-style style:name="N21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11P0"/>
    </number:number-style>
    <number:number-style style:name="N212">
      <number:number number:decimal-places="3" loext:min-decimal-places="3" number:min-integer-digits="1" number:grouping="true" number:display-factor="1000"/>
    </number:number-style>
    <number:number-style style:name="N213">
      <number:number number:decimal-places="1" loext:min-decimal-places="1" number:min-integer-digits="1" number:grouping="true" number:display-factor="1000"/>
    </number:number-style>
    <number:number-style style:name="N214">
      <number:number number:decimal-places="0" loext:min-decimal-places="0" number:min-integer-digits="1" number:grouping="true" number:display-factor="1000"/>
    </number:number-style>
    <number:number-style style:name="N215P0" style:volatile="true">
      <number:number number:decimal-places="0" loext:min-decimal-places="0" number:min-integer-digits="1" number:grouping="true"/>
      <number:text> </number:text>
    </number:number-style>
    <number:number-style style:name="N21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15P0"/>
    </number:number-style>
    <number:number-style style:name="N216">
      <number:number number:decimal-places="1" loext:min-decimal-places="1" number:min-integer-digits="1"/>
      <number:text> </number:text>
    </number:number-style>
    <number:number-style style:name="N217P0" style:volatile="true">
      <number:number number:decimal-places="1" loext:min-decimal-places="1" number:min-integer-digits="1" number:grouping="true"/>
      <number:text> </number:text>
    </number:number-style>
    <number:number-style style:name="N217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217P0"/>
    </number:number-style>
    <number:number-style style:name="N21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8P2" style:volatile="true">
      <loext:fill-character> </loext:fill-character>
      <number:text>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2" style:volatile="true">
      <loext:fill-character> </loext:fill-character>
      <number:text>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2" loext:min-decimal-places="2" number:min-integer-digits="1"/>
      <number:text> </number:text>
    </number:number-style>
    <number:number-style style:name="N22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21P0"/>
    </number:number-style>
    <number:number-style style:name="N223P0" style:volatile="true">
      <number:number number:decimal-places="0" loext:min-decimal-places="0" number:min-integer-digits="1"/>
      <number:text> </number:text>
    </number:number-style>
    <number:number-style style:name="N223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23P0"/>
    </number:number-style>
    <number:number-style style:name="N224P0" style:volatile="true">
      <number:number number:decimal-places="0" loext:min-decimal-places="0" number:min-integer-digits="1" number:grouping="true"/>
    </number:number-style>
    <number:number-style style:name="N224">
      <style:text-properties fo:color="#ff0000"/>
      <number:number number:decimal-places="0" loext:min-decimal-places="0" number:min-integer-digits="1" number:grouping="true"/>
      <style:map style:condition="value()&gt;=0" style:apply-style-name="N22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Helv" fo:font-family="Helv" style:font-family-generic="swiss" style:font-pitch="variable" style:font-name-asian="微軟正黑體" style:font-family-asian="微軟正黑體" style:font-family-generic-asian="system" style:font-pitch-asian="variable" style:font-name-complex="Helv" style:font-family-complex="Helv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4.99mm" fo:margin-left="8.01mm" fo:margin-right="8.01mm" style:first-page-number="continue" style:scale-to="90%" style:table-centering="horizontal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svg:height="0mm" fo:margin-left="10.99mm" fo:margin-right="10.9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00/00/00</text:date>, <text:time style:data-style-name="N2" text:time-value="11:19:10.03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>
      <style:footer-left style:display="false"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行政院主計處第一局</meta:initial-creator>
    <meta:creation-date>2001-01-31T14:15:04</meta:creation-date>
    <dc:date>2017-05-15T11:26:12.173000000</dc:date>
    <meta:print-date>2014-02-07T17:00:56</meta:print-date>
    <meta:generator>LibreOffice/5.1.5.2$Windows_x86 LibreOffice_project/7a864d8825610a8c07cfc3bc01dd4fce6a9447e5</meta:generator>
    <meta:editing-duration>PT7M2S</meta:editing-duration>
    <meta:editing-cycles>2</meta:editing-cycles>
    <meta:document-statistic meta:table-count="1" meta:cell-count="721" meta:object-count="0"/>
    <meta:user-defined meta:name="_AdHocReviewCycleID" meta:value-type="float">411143151</meta:user-defined>
    <meta:user-defined meta:name="_AuthorEmail">yclee@dgbas.gov.tw</meta:user-defined>
    <meta:user-defined meta:name="_AuthorEmailDisplayName">yclee</meta:user-defined>
    <meta:user-defined meta:name="_EmailSubject">94考核表.xls</meta:user-defined>
    <meta:user-defined meta:name="_ReviewingToolsShownOnce" meta:value-type="string"/>
  </office:meta>
</office:document-meta>
</file>